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8.5mm"/>
    </style:style>
    <style:style style:name="co3" style:family="table-column">
      <style:table-column-properties fo:break-before="auto" style:column-width="116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font-name="Liberation Sans" fo:font-size="10pt" style:font-name-asian="Segoe UI" style:font-size-asian="10pt" style:font-name-complex="Segoe UI" style:font-size-complex="10pt"/>
    </style:style>
    <style:style style:name="ce2" style:family="table-cell" style:parent-style-name="Defaul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3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ice County</text:p>
          </table:table-cell>
          <table:table-cell office:value-type="string" calcext:value-type="string">
            <text:p>English Name</text:p>
          </table:table-cell>
          <table:table-cell office:value-type="string" calcext:value-type="string">
            <text:p>Irish Name</text:p>
          </table:table-cell>
          <table:table-cell office:value-type="string" calcext:value-type="string">
            <text:p>MM Min Eastings</text:p>
          </table:table-cell>
          <table:table-cell office:value-type="string" calcext:value-type="string">
            <text:p>MM Min Northings</text:p>
          </table:table-cell>
          <table:table-cell office:value-type="string" calcext:value-type="string">
            <text:p>MM Max Eastings</text:p>
          </table:table-cell>
          <table:table-cell office:value-type="string" calcext:value-type="string">
            <text:p>MM Max Northings</text:p>
          </table:table-cell>
          <table:table-cell office:value-type="string" calcext:value-type="string">
            <text:p>Irish Grid Min Eastings</text:p>
          </table:table-cell>
          <table:table-cell office:value-type="string" calcext:value-type="string">
            <text:p>Irish Grid Min Northings</text:p>
          </table:table-cell>
          <table:table-cell office:value-type="string" calcext:value-type="string">
            <text:p>Irish Grid Max Eastings</text:p>
          </table:table-cell>
          <table:table-cell office:value-type="string" calcext:value-type="string">
            <text:p>Irish Grid Max Northings</text:p>
          </table:table-cell>
          <table:table-cell office:value-type="string" calcext:value-type="string">
            <text:p>Irish Gird BL</text:p>
          </table:table-cell>
          <table:table-cell office:value-type="string" calcext:value-type="string">
            <text:p>Irish Grid TR</text:p>
          </table:table-cell>
          <table:table-cell office:value-type="string" calcext:value-type="string">
            <text:p>Width (m)</text:p>
          </table:table-cell>
          <table:table-cell office:value-type="string" calcext:value-type="string">
            <text:p>Height (m)</text:p>
          </table:table-cell>
          <table:table-cell office:value-type="string" calcext:value-type="string">
            <text:p>Scale X mm (250k)</text:p>
          </table:table-cell>
          <table:table-cell office:value-type="string" calcext:value-type="string">
            <text:p>Scale Y mm (250k)</text:p>
          </table:table-cell>
          <table:table-cell office:value-type="string" calcext:value-type="string">
            <text:p>Postgis Polygon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H01</text:p>
          </table:table-cell>
          <table:table-cell office:value-type="string" calcext:value-type="string">
            <text:p>South Kerry</text:p>
          </table:table-cell>
          <table:table-cell/>
          <table:table-cell office:value-type="float" office:value="-160000" calcext:value-type="float">
            <text:p>-16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-50000" calcext:value-type="float">
            <text:p>-5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0000" calcext:value-type="float">
            <text:p>40000</text:p>
          </table:table-cell>
          <table:table-cell table:formula="of:=[.H2]+[.N2]" office:value-type="float" office:value="130000" calcext:value-type="float">
            <text:p>130000</text:p>
          </table:table-cell>
          <table:table-cell table:formula="of:=[.I2]+[.O2]" office:value-type="float" office:value="130000" calcext:value-type="float">
            <text:p>130000</text:p>
          </table:table-cell>
          <table:table-cell office:value-type="string" calcext:value-type="string">
            <text:p>V2040</text:p>
          </table:table-cell>
          <table:table-cell office:value-type="string" calcext:value-type="string">
            <text:p>R3030</text:p>
          </table:table-cell>
          <table:table-cell table:formula="of:=[.F2]-[.D2]" office:value-type="float" office:value="110000" calcext:value-type="float">
            <text:p>110000</text:p>
          </table:table-cell>
          <table:table-cell table:formula="of:=[.G2]-[.E2]" office:value-type="float" office:value="90000" calcext:value-type="float">
            <text:p>90000</text:p>
          </table:table-cell>
          <table:table-cell table:formula="of:=[.N2]*1000/250000" office:value-type="float" office:value="440" calcext:value-type="float">
            <text:p>440</text:p>
          </table:table-cell>
          <table:table-cell table:formula="of:=[.O2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2] &amp; &quot;,&quot; &amp; [.I2] &amp; &quot;),st_makepoint(&quot; &amp; [.J2]&amp; &quot;,&quot; &amp; [.K2] &amp;&quot;)),29902)&quot;" office:value-type="string" office:string-value="st_setsrid(st_makebox2d(st_makepoint(20000,40000),st_makepoint(130000,130000)),29902)" calcext:value-type="string">
            <text:p>st_setsrid(st_makebox2d(st_makepoint(20000,40000),st_makepoint(130000,130000)),29902)</text:p>
          </table:table-cell>
          <table:table-cell/>
          <table:table-cell table:formula="of:=&quot;insert into ir_vc_box values(&quot; &amp;ROW()-1&amp; &quot;,'&quot; &amp; [.B2] &amp; &quot;',&quot; &amp; [.S2] &amp; &quot;);&quot;" office:value-type="string" office:string-value="insert into ir_vc_box values(1,'South Kerry',st_setsrid(st_makebox2d(st_makepoint(20000,40000),st_makepoint(130000,130000)),29902));" calcext:value-type="string">
            <text:p>insert into ir_vc_box values(1,'South Kerry',st_setsrid(st_makebox2d(st_makepoint(20000,40000),st_makepoint(130000,130000)),29902));</text:p>
          </table:table-cell>
        </table:table-row>
        <table:table-row table:style-name="ro1">
          <table:table-cell office:value-type="string" calcext:value-type="string">
            <text:p>H02</text:p>
          </table:table-cell>
          <table:table-cell office:value-type="string" calcext:value-type="string">
            <text:p>North Kerry</text:p>
          </table:table-cell>
          <table:table-cell/>
          <table:table-cell office:value-type="float" office:value="-180000" calcext:value-type="float">
            <text:p>-18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-40000" calcext:value-type="float">
            <text:p>-40000</text:p>
          </table:table-cell>
          <table:table-cell office:value-type="float" office:value="320000" calcext:value-type="float">
            <text:p>320000</text:p>
          </table:table-cell>
          <table:table-cell table:formula="of:=[.J3]-[.N3]" office:value-type="float" office:value="0" calcext:value-type="float">
            <text:p>0</text:p>
          </table:table-cell>
          <table:table-cell table:formula="of:=[.K3]-[.O3]" office:value-type="float" office:value="60000" calcext:value-type="float">
            <text:p>6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160000" calcext:value-type="float">
            <text:p>160000</text:p>
          </table:table-cell>
          <table:table-cell office:value-type="string" calcext:value-type="string">
            <text:p>V0060</text:p>
          </table:table-cell>
          <table:table-cell office:value-type="string" calcext:value-type="string">
            <text:p>R4060</text:p>
          </table:table-cell>
          <table:table-cell table:formula="of:=[.F3]-[.D3]" office:value-type="float" office:value="140000" calcext:value-type="float">
            <text:p>140000</text:p>
          </table:table-cell>
          <table:table-cell table:formula="of:=[.G3]-[.E3]" office:value-type="float" office:value="100000" calcext:value-type="float">
            <text:p>100000</text:p>
          </table:table-cell>
          <table:table-cell table:formula="of:=[.N3]*1000/250000" office:value-type="float" office:value="560" calcext:value-type="float">
            <text:p>560</text:p>
          </table:table-cell>
          <table:table-cell table:formula="of:=[.O3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3] &amp; &quot;,&quot; &amp; [.I3] &amp; &quot;),st_makepoint(&quot; &amp; [.J3]&amp; &quot;,&quot; &amp; [.K3] &amp;&quot;)),29902)&quot;" office:value-type="string" office:string-value="st_setsrid(st_makebox2d(st_makepoint(0,60000),st_makepoint(140000,160000)),29902)" calcext:value-type="string">
            <text:p>st_setsrid(st_makebox2d(st_makepoint(0,60000),st_makepoint(140000,160000)),29902)</text:p>
          </table:table-cell>
          <table:table-cell/>
          <table:table-cell table:formula="of:=&quot;insert into ir_vc_box values(&quot; &amp;ROW()-1&amp; &quot;,'&quot; &amp; [.B3] &amp; &quot;',&quot; &amp; [.S3] &amp; &quot;);&quot;" office:value-type="string" office:string-value="insert into ir_vc_box values(2,'North Kerry',st_setsrid(st_makebox2d(st_makepoint(0,60000),st_makepoint(140000,160000)),29902));" calcext:value-type="string">
            <text:p>insert into ir_vc_box values(2,'North Kerry',st_setsrid(st_makebox2d(st_makepoint(0,60000),st_makepoint(140000,160000)),29902));</text:p>
          </table:table-cell>
        </table:table-row>
        <table:table-row table:style-name="ro1">
          <table:table-cell office:value-type="string" calcext:value-type="string">
            <text:p>H03</text:p>
          </table:table-cell>
          <table:table-cell office:value-type="string" calcext:value-type="string">
            <text:p>West Cork</text:p>
          </table:table-cell>
          <table:table-cell/>
          <table:table-cell office:value-type="float" office:value="-160000" calcext:value-type="float">
            <text:p>-16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0" calcext:value-type="float">
            <text:p>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10000" calcext:value-type="float">
            <text:p>10000</text:p>
          </table:table-cell>
          <table:table-cell table:formula="of:=[.H4]+[.N4]" office:value-type="float" office:value="180000" calcext:value-type="float">
            <text:p>180000</text:p>
          </table:table-cell>
          <table:table-cell table:formula="of:=[.I4]+[.O4]" office:value-type="float" office:value="130000" calcext:value-type="float">
            <text:p>130000</text:p>
          </table:table-cell>
          <table:table-cell office:value-type="string" calcext:value-type="string">
            <text:p>V2010</text:p>
          </table:table-cell>
          <table:table-cell office:value-type="string" calcext:value-type="string">
            <text:p>R7030</text:p>
          </table:table-cell>
          <table:table-cell table:formula="of:=[.F4]-[.D4]" office:value-type="float" office:value="160000" calcext:value-type="float">
            <text:p>160000</text:p>
          </table:table-cell>
          <table:table-cell table:formula="of:=[.G4]-[.E4]" office:value-type="float" office:value="120000" calcext:value-type="float">
            <text:p>120000</text:p>
          </table:table-cell>
          <table:table-cell table:formula="of:=[.N4]*1000/250000" office:value-type="float" office:value="640" calcext:value-type="float">
            <text:p>640</text:p>
          </table:table-cell>
          <table:table-cell table:formula="of:=[.O4]*1000/250000" office:value-type="float" office:value="480" calcext:value-type="float">
            <text:p>480</text:p>
          </table:table-cell>
          <table:table-cell/>
          <table:table-cell table:formula="of:=&quot;st_setsrid(st_makebox2d(st_makepoint(&quot;&amp; [.H4] &amp; &quot;,&quot; &amp; [.I4] &amp; &quot;),st_makepoint(&quot; &amp; [.J4]&amp; &quot;,&quot; &amp; [.K4] &amp;&quot;)),29902)&quot;" office:value-type="string" office:string-value="st_setsrid(st_makebox2d(st_makepoint(20000,10000),st_makepoint(180000,130000)),29902)" calcext:value-type="string">
            <text:p>st_setsrid(st_makebox2d(st_makepoint(20000,10000),st_makepoint(180000,130000)),29902)</text:p>
          </table:table-cell>
          <table:table-cell/>
          <table:table-cell table:formula="of:=&quot;insert into ir_vc_box values(&quot; &amp;ROW()-1&amp; &quot;,'&quot; &amp; [.B4] &amp; &quot;',&quot; &amp; [.S4] &amp; &quot;);&quot;" office:value-type="string" office:string-value="insert into ir_vc_box values(3,'West Cork',st_setsrid(st_makebox2d(st_makepoint(20000,10000),st_makepoint(180000,130000)),29902));" calcext:value-type="string">
            <text:p>insert into ir_vc_box values(3,'West Cork',st_setsrid(st_makebox2d(st_makepoint(20000,10000),st_makepoint(180000,130000)),29902));</text:p>
          </table:table-cell>
        </table:table-row>
        <table:table-row table:style-name="ro1">
          <table:table-cell office:value-type="string" calcext:value-type="string">
            <text:p>H04</text:p>
          </table:table-cell>
          <table:table-cell office:value-type="string" calcext:value-type="string">
            <text:p>Mid Cork</text:p>
          </table:table-cell>
          <table:table-cell/>
          <table:table-cell office:value-type="float" office:value="-80000" calcext:value-type="float">
            <text:p>-8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30000" calcext:value-type="float">
            <text:p>30000</text:p>
          </table:table-cell>
          <table:table-cell table:formula="of:=[.H5]+[.N5]" office:value-type="float" office:value="200000" calcext:value-type="float">
            <text:p>200000</text:p>
          </table:table-cell>
          <table:table-cell table:formula="of:=[.I5]+[.O5]" office:value-type="float" office:value="140000" calcext:value-type="float">
            <text:p>140000</text:p>
          </table:table-cell>
          <table:table-cell office:value-type="string" calcext:value-type="string">
            <text:p>W0030</text:p>
          </table:table-cell>
          <table:table-cell office:value-type="string" calcext:value-type="string">
            <text:p>S0000</text:p>
          </table:table-cell>
          <table:table-cell table:formula="of:=[.F5]-[.D5]" office:value-type="float" office:value="100000" calcext:value-type="float">
            <text:p>100000</text:p>
          </table:table-cell>
          <table:table-cell table:formula="of:=[.G5]-[.E5]" office:value-type="float" office:value="110000" calcext:value-type="float">
            <text:p>110000</text:p>
          </table:table-cell>
          <table:table-cell table:formula="of:=[.N5]*1000/250000" office:value-type="float" office:value="400" calcext:value-type="float">
            <text:p>400</text:p>
          </table:table-cell>
          <table:table-cell table:formula="of:=[.O5]*1000/250000" office:value-type="float" office:value="440" calcext:value-type="float">
            <text:p>440</text:p>
          </table:table-cell>
          <table:table-cell/>
          <table:table-cell table:formula="of:=&quot;st_setsrid(st_makebox2d(st_makepoint(&quot;&amp; [.H5] &amp; &quot;,&quot; &amp; [.I5] &amp; &quot;),st_makepoint(&quot; &amp; [.J5]&amp; &quot;,&quot; &amp; [.K5] &amp;&quot;)),29902)&quot;" office:value-type="string" office:string-value="st_setsrid(st_makebox2d(st_makepoint(100000,30000),st_makepoint(200000,140000)),29902)" calcext:value-type="string">
            <text:p>st_setsrid(st_makebox2d(st_makepoint(100000,30000),st_makepoint(200000,140000)),29902)</text:p>
          </table:table-cell>
          <table:table-cell/>
          <table:table-cell table:formula="of:=&quot;insert into ir_vc_box values(&quot; &amp;ROW()-1&amp; &quot;,'&quot; &amp; [.B5] &amp; &quot;',&quot; &amp; [.S5] &amp; &quot;);&quot;" office:value-type="string" office:string-value="insert into ir_vc_box values(4,'Mid Cork',st_setsrid(st_makebox2d(st_makepoint(100000,30000),st_makepoint(200000,140000)),29902));" calcext:value-type="string">
            <text:p>insert into ir_vc_box values(4,'Mid Cork',st_setsrid(st_makebox2d(st_makepoint(100000,30000),st_makepoint(200000,140000)),29902));</text:p>
          </table:table-cell>
        </table:table-row>
        <table:table-row table:style-name="ro1">
          <table:table-cell office:value-type="string" calcext:value-type="string">
            <text:p>H05</text:p>
          </table:table-cell>
          <table:table-cell office:value-type="string" calcext:value-type="string">
            <text:p>East Cork</text:p>
          </table:table-cell>
          <table:table-cell/>
          <table:table-cell office:value-type="float" office:value="-40000" calcext:value-type="float">
            <text:p>-4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40000" calcext:value-type="float">
            <text:p>40000</text:p>
          </table:table-cell>
          <table:table-cell table:formula="of:=[.H6]+[.N6]" office:value-type="float" office:value="230000" calcext:value-type="float">
            <text:p>230000</text:p>
          </table:table-cell>
          <table:table-cell table:formula="of:=[.I6]+[.O6]" office:value-type="float" office:value="140000" calcext:value-type="float">
            <text:p>140000</text:p>
          </table:table-cell>
          <table:table-cell office:value-type="string" calcext:value-type="string">
            <text:p>W4040</text:p>
          </table:table-cell>
          <table:table-cell office:value-type="string" calcext:value-type="string">
            <text:p>S3040</text:p>
          </table:table-cell>
          <table:table-cell table:formula="of:=[.F6]-[.D6]" office:value-type="float" office:value="90000" calcext:value-type="float">
            <text:p>90000</text:p>
          </table:table-cell>
          <table:table-cell table:formula="of:=[.G6]-[.E6]" office:value-type="float" office:value="100000" calcext:value-type="float">
            <text:p>100000</text:p>
          </table:table-cell>
          <table:table-cell table:formula="of:=[.N6]*1000/250000" office:value-type="float" office:value="360" calcext:value-type="float">
            <text:p>360</text:p>
          </table:table-cell>
          <table:table-cell table:formula="of:=[.O6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6] &amp; &quot;,&quot; &amp; [.I6] &amp; &quot;),st_makepoint(&quot; &amp; [.J6]&amp; &quot;,&quot; &amp; [.K6] &amp;&quot;)),29902)&quot;" office:value-type="string" office:string-value="st_setsrid(st_makebox2d(st_makepoint(140000,40000),st_makepoint(230000,140000)),29902)" calcext:value-type="string">
            <text:p>st_setsrid(st_makebox2d(st_makepoint(140000,40000),st_makepoint(230000,140000)),29902)</text:p>
          </table:table-cell>
          <table:table-cell/>
          <table:table-cell table:formula="of:=&quot;insert into ir_vc_box values(&quot; &amp;ROW()-1&amp; &quot;,'&quot; &amp; [.B6] &amp; &quot;',&quot; &amp; [.S6] &amp; &quot;);&quot;" office:value-type="string" office:string-value="insert into ir_vc_box values(5,'East Cork',st_setsrid(st_makebox2d(st_makepoint(140000,40000),st_makepoint(230000,140000)),29902));" calcext:value-type="string">
            <text:p>insert into ir_vc_box values(5,'East Cork',st_setsrid(st_makebox2d(st_makepoint(140000,40000),st_makepoint(230000,140000)),29902));</text:p>
          </table:table-cell>
        </table:table-row>
        <table:table-row table:style-name="ro1">
          <table:table-cell office:value-type="string" calcext:value-type="string">
            <text:p>H06</text:p>
          </table:table-cell>
          <table:table-cell office:value-type="string" calcext:value-type="string">
            <text:p>Waterford</text:p>
          </table:table-cell>
          <table:table-cell/>
          <table:table-cell office:value-type="float" office:value="-10000" calcext:value-type="float">
            <text:p>-1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60000" calcext:value-type="float">
            <text:p>60000</text:p>
          </table:table-cell>
          <table:table-cell table:formula="of:=[.H7]+[.N7]" office:value-type="float" office:value="290000" calcext:value-type="float">
            <text:p>290000</text:p>
          </table:table-cell>
          <table:table-cell table:formula="of:=[.I7]+[.O7]" office:value-type="float" office:value="140000" calcext:value-type="float">
            <text:p>140000</text:p>
          </table:table-cell>
          <table:table-cell office:value-type="string" calcext:value-type="string">
            <text:p>W7060</text:p>
          </table:table-cell>
          <table:table-cell office:value-type="string" calcext:value-type="string">
            <text:p>S9040</text:p>
          </table:table-cell>
          <table:table-cell table:formula="of:=[.F7]-[.D7]" office:value-type="float" office:value="120000" calcext:value-type="float">
            <text:p>120000</text:p>
          </table:table-cell>
          <table:table-cell table:formula="of:=[.G7]-[.E7]" office:value-type="float" office:value="80000" calcext:value-type="float">
            <text:p>80000</text:p>
          </table:table-cell>
          <table:table-cell table:formula="of:=[.N7]*1000/250000" office:value-type="float" office:value="480" calcext:value-type="float">
            <text:p>480</text:p>
          </table:table-cell>
          <table:table-cell table:formula="of:=[.O7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7] &amp; &quot;,&quot; &amp; [.I7] &amp; &quot;),st_makepoint(&quot; &amp; [.J7]&amp; &quot;,&quot; &amp; [.K7] &amp;&quot;)),29902)&quot;" office:value-type="string" office:string-value="st_setsrid(st_makebox2d(st_makepoint(170000,60000),st_makepoint(290000,140000)),29902)" calcext:value-type="string">
            <text:p>st_setsrid(st_makebox2d(st_makepoint(170000,60000),st_makepoint(290000,140000)),29902)</text:p>
          </table:table-cell>
          <table:table-cell/>
          <table:table-cell table:formula="of:=&quot;insert into ir_vc_box values(&quot; &amp;ROW()-1&amp; &quot;,'&quot; &amp; [.B7] &amp; &quot;',&quot; &amp; [.S7] &amp; &quot;);&quot;" office:value-type="string" office:string-value="insert into ir_vc_box values(6,'Waterford',st_setsrid(st_makebox2d(st_makepoint(170000,60000),st_makepoint(290000,140000)),29902));" calcext:value-type="string">
            <text:p>insert into ir_vc_box values(6,'Waterford',st_setsrid(st_makebox2d(st_makepoint(170000,60000),st_makepoint(290000,140000)),29902));</text:p>
          </table:table-cell>
        </table:table-row>
        <table:table-row table:style-name="ro1">
          <table:table-cell office:value-type="string" calcext:value-type="string">
            <text:p>H07</text:p>
          </table:table-cell>
          <table:table-cell office:value-type="string" calcext:value-type="string">
            <text:p>South Tipperary</text:p>
          </table:table-cell>
          <table:table-cell/>
          <table:table-cell office:value-type="float" office:value="-20000" calcext:value-type="float">
            <text:p>-2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90000" calcext:value-type="float">
            <text:p>90000</text:p>
          </table:table-cell>
          <table:table-cell table:formula="of:=[.H8]+[.N8]" office:value-type="float" office:value="260000" calcext:value-type="float">
            <text:p>260000</text:p>
          </table:table-cell>
          <table:table-cell table:formula="of:=[.I8]+[.O8]" office:value-type="float" office:value="190000" calcext:value-type="float">
            <text:p>190000</text:p>
          </table:table-cell>
          <table:table-cell office:value-type="string" calcext:value-type="string">
            <text:p>W6090</text:p>
          </table:table-cell>
          <table:table-cell office:value-type="string" calcext:value-type="string">
            <text:p>S6090</text:p>
          </table:table-cell>
          <table:table-cell table:formula="of:=[.F8]-[.D8]" office:value-type="float" office:value="100000" calcext:value-type="float">
            <text:p>100000</text:p>
          </table:table-cell>
          <table:table-cell table:formula="of:=[.G8]-[.E8]" office:value-type="float" office:value="100000" calcext:value-type="float">
            <text:p>100000</text:p>
          </table:table-cell>
          <table:table-cell table:formula="of:=[.N8]*1000/250000" office:value-type="float" office:value="400" calcext:value-type="float">
            <text:p>400</text:p>
          </table:table-cell>
          <table:table-cell table:formula="of:=[.O8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8] &amp; &quot;,&quot; &amp; [.I8] &amp; &quot;),st_makepoint(&quot; &amp; [.J8]&amp; &quot;,&quot; &amp; [.K8] &amp;&quot;)),29902)&quot;" office:value-type="string" office:string-value="st_setsrid(st_makebox2d(st_makepoint(160000,90000),st_makepoint(260000,190000)),29902)" calcext:value-type="string">
            <text:p>st_setsrid(st_makebox2d(st_makepoint(160000,90000),st_makepoint(260000,190000)),29902)</text:p>
          </table:table-cell>
          <table:table-cell/>
          <table:table-cell table:formula="of:=&quot;insert into ir_vc_box values(&quot; &amp;ROW()-1&amp; &quot;,'&quot; &amp; [.B8] &amp; &quot;',&quot; &amp; [.S8] &amp; &quot;);&quot;" office:value-type="string" office:string-value="insert into ir_vc_box values(7,'South Tipperary',st_setsrid(st_makebox2d(st_makepoint(160000,90000),st_makepoint(260000,190000)),29902));" calcext:value-type="string">
            <text:p>insert into ir_vc_box values(7,'South Tipperary',st_setsrid(st_makebox2d(st_makepoint(160000,90000),st_makepoint(260000,190000)),29902));</text:p>
          </table:table-cell>
        </table:table-row>
        <table:table-row table:style-name="ro1">
          <table:table-cell office:value-type="string" calcext:value-type="string">
            <text:p>H08</text:p>
          </table:table-cell>
          <table:table-cell office:value-type="string" calcext:value-type="string">
            <text:p>Limerick</text:p>
          </table:table-cell>
          <table:table-cell/>
          <table:table-cell office:value-type="float" office:value="-90000" calcext:value-type="float">
            <text:p>-9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00000" calcext:value-type="float">
            <text:p>100000</text:p>
          </table:table-cell>
          <table:table-cell table:formula="of:=[.H9]+[.N9]" office:value-type="float" office:value="200000" calcext:value-type="float">
            <text:p>200000</text:p>
          </table:table-cell>
          <table:table-cell table:formula="of:=[.I9]+[.O9]" office:value-type="float" office:value="180000" calcext:value-type="float">
            <text:p>180000</text:p>
          </table:table-cell>
          <table:table-cell office:value-type="string" calcext:value-type="string">
            <text:p>Q9000</text:p>
          </table:table-cell>
          <table:table-cell office:value-type="string" calcext:value-type="string">
            <text:p>S0080</text:p>
          </table:table-cell>
          <table:table-cell table:formula="of:=[.F9]-[.D9]" office:value-type="float" office:value="110000" calcext:value-type="float">
            <text:p>110000</text:p>
          </table:table-cell>
          <table:table-cell table:formula="of:=[.G9]-[.E9]" office:value-type="float" office:value="80000" calcext:value-type="float">
            <text:p>80000</text:p>
          </table:table-cell>
          <table:table-cell table:formula="of:=[.N9]*1000/250000" office:value-type="float" office:value="440" calcext:value-type="float">
            <text:p>440</text:p>
          </table:table-cell>
          <table:table-cell table:formula="of:=[.O9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9] &amp; &quot;,&quot; &amp; [.I9] &amp; &quot;),st_makepoint(&quot; &amp; [.J9]&amp; &quot;,&quot; &amp; [.K9] &amp;&quot;)),29902)&quot;" office:value-type="string" office:string-value="st_setsrid(st_makebox2d(st_makepoint(90000,100000),st_makepoint(200000,180000)),29902)" calcext:value-type="string">
            <text:p>st_setsrid(st_makebox2d(st_makepoint(90000,100000),st_makepoint(200000,180000)),29902)</text:p>
          </table:table-cell>
          <table:table-cell/>
          <table:table-cell table:formula="of:=&quot;insert into ir_vc_box values(&quot; &amp;ROW()-1&amp; &quot;,'&quot; &amp; [.B9] &amp; &quot;',&quot; &amp; [.S9] &amp; &quot;);&quot;" office:value-type="string" office:string-value="insert into ir_vc_box values(8,'Limerick',st_setsrid(st_makebox2d(st_makepoint(90000,100000),st_makepoint(200000,180000)),29902));" calcext:value-type="string">
            <text:p>insert into ir_vc_box values(8,'Limerick',st_setsrid(st_makebox2d(st_makepoint(90000,100000),st_makepoint(200000,180000)),29902));</text:p>
          </table:table-cell>
        </table:table-row>
        <table:table-row table:style-name="ro1">
          <table:table-cell office:value-type="string" calcext:value-type="string">
            <text:p>H09</text:p>
          </table:table-cell>
          <table:table-cell office:value-type="string" calcext:value-type="string">
            <text:p>Clare</text:p>
          </table:table-cell>
          <table:table-cell/>
          <table:table-cell office:value-type="float" office:value="-130000" calcext:value-type="float">
            <text:p>-13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130000" calcext:value-type="float">
            <text:p>130000</text:p>
          </table:table-cell>
          <table:table-cell table:formula="of:=[.H10]+[.N10]" office:value-type="float" office:value="200000" calcext:value-type="float">
            <text:p>200000</text:p>
          </table:table-cell>
          <table:table-cell table:formula="of:=[.I10]+[.O10]" office:value-type="float" office:value="230000" calcext:value-type="float">
            <text:p>230000</text:p>
          </table:table-cell>
          <table:table-cell office:value-type="string" calcext:value-type="string">
            <text:p>Q5030</text:p>
          </table:table-cell>
          <table:table-cell office:value-type="string" calcext:value-type="string">
            <text:p>N0300</text:p>
          </table:table-cell>
          <table:table-cell table:formula="of:=[.F10]-[.D10]" office:value-type="float" office:value="150000" calcext:value-type="float">
            <text:p>150000</text:p>
          </table:table-cell>
          <table:table-cell table:formula="of:=[.G10]-[.E10]" office:value-type="float" office:value="100000" calcext:value-type="float">
            <text:p>100000</text:p>
          </table:table-cell>
          <table:table-cell table:formula="of:=[.N10]*1000/250000" office:value-type="float" office:value="600" calcext:value-type="float">
            <text:p>600</text:p>
          </table:table-cell>
          <table:table-cell table:formula="of:=[.O10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10] &amp; &quot;,&quot; &amp; [.I10] &amp; &quot;),st_makepoint(&quot; &amp; [.J10]&amp; &quot;,&quot; &amp; [.K10] &amp;&quot;)),29902)&quot;" office:value-type="string" office:string-value="st_setsrid(st_makebox2d(st_makepoint(50000,130000),st_makepoint(200000,230000)),29902)" calcext:value-type="string">
            <text:p>st_setsrid(st_makebox2d(st_makepoint(50000,130000),st_makepoint(200000,230000)),29902)</text:p>
          </table:table-cell>
          <table:table-cell/>
          <table:table-cell table:formula="of:=&quot;insert into ir_vc_box values(&quot; &amp;ROW()-1&amp; &quot;,'&quot; &amp; [.B10] &amp; &quot;',&quot; &amp; [.S10] &amp; &quot;);&quot;" office:value-type="string" office:string-value="insert into ir_vc_box values(9,'Clare',st_setsrid(st_makebox2d(st_makepoint(50000,130000),st_makepoint(200000,230000)),29902));" calcext:value-type="string">
            <text:p>insert into ir_vc_box values(9,'Clare',st_setsrid(st_makebox2d(st_makepoint(50000,130000),st_makepoint(200000,230000)),29902));</text:p>
          </table:table-cell>
        </table:table-row>
        <table:table-row table:style-name="ro1">
          <table:table-cell office:value-type="string" calcext:value-type="string">
            <text:p>H10</text:p>
          </table:table-cell>
          <table:table-cell office:value-type="string" calcext:value-type="string">
            <text:p>North Tipperary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120000" calcext:value-type="float">
            <text:p>120000</text:p>
          </table:table-cell>
          <table:table-cell table:formula="of:=[.H11]+[.N11]" office:value-type="float" office:value="240000" calcext:value-type="float">
            <text:p>240000</text:p>
          </table:table-cell>
          <table:table-cell table:formula="of:=[.I11]+[.O11]" office:value-type="float" office:value="230000" calcext:value-type="float">
            <text:p>230000</text:p>
          </table:table-cell>
          <table:table-cell office:value-type="string" calcext:value-type="string">
            <text:p>R5020</text:p>
          </table:table-cell>
          <table:table-cell office:value-type="string" calcext:value-type="string">
            <text:p>N4030</text:p>
          </table:table-cell>
          <table:table-cell table:formula="of:=[.F11]-[.D11]" office:value-type="float" office:value="90000" calcext:value-type="float">
            <text:p>90000</text:p>
          </table:table-cell>
          <table:table-cell table:formula="of:=[.G11]-[.E11]" office:value-type="float" office:value="110000" calcext:value-type="float">
            <text:p>110000</text:p>
          </table:table-cell>
          <table:table-cell table:formula="of:=[.N11]*1000/250000" office:value-type="float" office:value="360" calcext:value-type="float">
            <text:p>360</text:p>
          </table:table-cell>
          <table:table-cell table:formula="of:=[.O11]*1000/250000" office:value-type="float" office:value="440" calcext:value-type="float">
            <text:p>440</text:p>
          </table:table-cell>
          <table:table-cell/>
          <table:table-cell table:formula="of:=&quot;st_setsrid(st_makebox2d(st_makepoint(&quot;&amp; [.H11] &amp; &quot;,&quot; &amp; [.I11] &amp; &quot;),st_makepoint(&quot; &amp; [.J11]&amp; &quot;,&quot; &amp; [.K11] &amp;&quot;)),29902)&quot;" office:value-type="string" office:string-value="st_setsrid(st_makebox2d(st_makepoint(150000,120000),st_makepoint(240000,230000)),29902)" calcext:value-type="string">
            <text:p>st_setsrid(st_makebox2d(st_makepoint(150000,120000),st_makepoint(240000,230000)),29902)</text:p>
          </table:table-cell>
          <table:table-cell/>
          <table:table-cell table:formula="of:=&quot;insert into ir_vc_box values(&quot; &amp;ROW()-1&amp; &quot;,'&quot; &amp; [.B11] &amp; &quot;',&quot; &amp; [.S11] &amp; &quot;);&quot;" office:value-type="string" office:string-value="insert into ir_vc_box values(10,'North Tipperary',st_setsrid(st_makebox2d(st_makepoint(150000,120000),st_makepoint(240000,230000)),29902));" calcext:value-type="string">
            <text:p>insert into ir_vc_box values(10,'North Tipperary',st_setsrid(st_makebox2d(st_makepoint(150000,120000),st_makepoint(240000,230000)),29902));</text:p>
          </table:table-cell>
        </table:table-row>
        <table:table-row table:style-name="ro1">
          <table:table-cell office:value-type="string" calcext:value-type="string">
            <text:p>H11</text:p>
          </table:table-cell>
          <table:table-cell office:value-type="string" calcext:value-type="string">
            <text:p>Kilkenny</text:p>
          </table:table-cell>
          <table:table-cell/>
          <table:table-cell office:value-type="float" office:value="30000" calcext:value-type="float">
            <text:p>3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100000" calcext:value-type="float">
            <text:p>100000</text:p>
          </table:table-cell>
          <table:table-cell table:formula="of:=[.H12]+[.N12]" office:value-type="float" office:value="290000" calcext:value-type="float">
            <text:p>290000</text:p>
          </table:table-cell>
          <table:table-cell table:formula="of:=[.I12]+[.O12]" office:value-type="float" office:value="200000" calcext:value-type="float">
            <text:p>200000</text:p>
          </table:table-cell>
          <table:table-cell office:value-type="string" calcext:value-type="string">
            <text:p>S1000</text:p>
          </table:table-cell>
          <table:table-cell office:value-type="string" calcext:value-type="string">
            <text:p>N9000</text:p>
          </table:table-cell>
          <table:table-cell table:formula="of:=[.F12]-[.D12]" office:value-type="float" office:value="80000" calcext:value-type="float">
            <text:p>80000</text:p>
          </table:table-cell>
          <table:table-cell table:formula="of:=[.G12]-[.E12]" office:value-type="float" office:value="100000" calcext:value-type="float">
            <text:p>100000</text:p>
          </table:table-cell>
          <table:table-cell table:formula="of:=[.N12]*1000/250000" office:value-type="float" office:value="320" calcext:value-type="float">
            <text:p>320</text:p>
          </table:table-cell>
          <table:table-cell table:formula="of:=[.O12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12] &amp; &quot;,&quot; &amp; [.I12] &amp; &quot;),st_makepoint(&quot; &amp; [.J12]&amp; &quot;,&quot; &amp; [.K12] &amp;&quot;)),29902)&quot;" office:value-type="string" office:string-value="st_setsrid(st_makebox2d(st_makepoint(210000,100000),st_makepoint(290000,200000)),29902)" calcext:value-type="string">
            <text:p>st_setsrid(st_makebox2d(st_makepoint(210000,100000),st_makepoint(290000,200000)),29902)</text:p>
          </table:table-cell>
          <table:table-cell/>
          <table:table-cell table:formula="of:=&quot;insert into ir_vc_box values(&quot; &amp;ROW()-1&amp; &quot;,'&quot; &amp; [.B12] &amp; &quot;',&quot; &amp; [.S12] &amp; &quot;);&quot;" office:value-type="string" office:string-value="insert into ir_vc_box values(11,'Kilkenny',st_setsrid(st_makebox2d(st_makepoint(210000,100000),st_makepoint(290000,200000)),29902));" calcext:value-type="string">
            <text:p>insert into ir_vc_box values(11,'Kilkenny',st_setsrid(st_makebox2d(st_makepoint(210000,100000),st_makepoint(290000,200000)),29902));</text:p>
          </table:table-cell>
        </table:table-row>
        <table:table-row table:style-name="ro1">
          <table:table-cell office:value-type="string" calcext:value-type="string">
            <text:p>H12</text:p>
          </table:table-cell>
          <table:table-cell office:value-type="string" calcext:value-type="string">
            <text:p>Wexford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50000" calcext:value-type="float">
            <text:p>35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80000" calcext:value-type="float">
            <text:p>80000</text:p>
          </table:table-cell>
          <table:table-cell table:formula="of:=[.H13]+[.N13]" office:value-type="float" office:value="340000" calcext:value-type="float">
            <text:p>340000</text:p>
          </table:table-cell>
          <table:table-cell table:formula="of:=[.I13]+[.O13]" office:value-type="float" office:value="190000" calcext:value-type="float">
            <text:p>190000</text:p>
          </table:table-cell>
          <table:table-cell office:value-type="string" calcext:value-type="string">
            <text:p>X5080</text:p>
          </table:table-cell>
          <table:table-cell office:value-type="string" calcext:value-type="string">
            <text:p>T4090</text:p>
          </table:table-cell>
          <table:table-cell table:formula="of:=[.F13]-[.D13]" office:value-type="float" office:value="90000" calcext:value-type="float">
            <text:p>90000</text:p>
          </table:table-cell>
          <table:table-cell table:formula="of:=[.G13]-[.E13]" office:value-type="float" office:value="110000" calcext:value-type="float">
            <text:p>110000</text:p>
          </table:table-cell>
          <table:table-cell table:formula="of:=[.N13]*1000/250000" office:value-type="float" office:value="360" calcext:value-type="float">
            <text:p>360</text:p>
          </table:table-cell>
          <table:table-cell table:formula="of:=[.O13]*1000/250000" office:value-type="float" office:value="440" calcext:value-type="float">
            <text:p>440</text:p>
          </table:table-cell>
          <table:table-cell/>
          <table:table-cell table:formula="of:=&quot;st_setsrid(st_makebox2d(st_makepoint(&quot;&amp; [.H13] &amp; &quot;,&quot; &amp; [.I13] &amp; &quot;),st_makepoint(&quot; &amp; [.J13]&amp; &quot;,&quot; &amp; [.K13] &amp;&quot;)),29902)&quot;" office:value-type="string" office:string-value="st_setsrid(st_makebox2d(st_makepoint(250000,80000),st_makepoint(340000,190000)),29902)" calcext:value-type="string">
            <text:p>st_setsrid(st_makebox2d(st_makepoint(250000,80000),st_makepoint(340000,190000)),29902)</text:p>
          </table:table-cell>
          <table:table-cell/>
          <table:table-cell table:formula="of:=&quot;insert into ir_vc_box values(&quot; &amp;ROW()-1&amp; &quot;,'&quot; &amp; [.B13] &amp; &quot;',&quot; &amp; [.S13] &amp; &quot;);&quot;" office:value-type="string" office:string-value="insert into ir_vc_box values(12,'Wexford',st_setsrid(st_makebox2d(st_makepoint(250000,80000),st_makepoint(340000,190000)),29902));" calcext:value-type="string">
            <text:p>insert into ir_vc_box values(12,'Wexford',st_setsrid(st_makebox2d(st_makepoint(250000,80000),st_makepoint(340000,190000)),29902));</text:p>
          </table:table-cell>
        </table:table-row>
        <table:table-row table:style-name="ro1">
          <table:table-cell office:value-type="string" calcext:value-type="string">
            <text:p>H13</text:p>
          </table:table-cell>
          <table:table-cell office:value-type="string" calcext:value-type="string">
            <text:p>Carlow</text:p>
          </table:table-cell>
          <table:table-cell/>
          <table:table-cell office:value-type="float" office:value="70000" calcext:value-type="float">
            <text:p>7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20000" calcext:value-type="float">
            <text:p>120000</text:p>
          </table:table-cell>
          <table:table-cell table:formula="of:=[.H14]+[.N14]" office:value-type="float" office:value="320000" calcext:value-type="float">
            <text:p>320000</text:p>
          </table:table-cell>
          <table:table-cell table:formula="of:=[.I14]+[.O14]" office:value-type="float" office:value="200000" calcext:value-type="float">
            <text:p>200000</text:p>
          </table:table-cell>
          <table:table-cell office:value-type="string" calcext:value-type="string">
            <text:p>S5020</text:p>
          </table:table-cell>
          <table:table-cell office:value-type="string" calcext:value-type="string">
            <text:p>O2000</text:p>
          </table:table-cell>
          <table:table-cell table:formula="of:=[.F14]-[.D14]" office:value-type="float" office:value="70000" calcext:value-type="float">
            <text:p>70000</text:p>
          </table:table-cell>
          <table:table-cell table:formula="of:=[.G14]-[.E14]" office:value-type="float" office:value="80000" calcext:value-type="float">
            <text:p>80000</text:p>
          </table:table-cell>
          <table:table-cell table:formula="of:=[.N14]*1000/250000" office:value-type="float" office:value="280" calcext:value-type="float">
            <text:p>280</text:p>
          </table:table-cell>
          <table:table-cell table:formula="of:=[.O14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14] &amp; &quot;,&quot; &amp; [.I14] &amp; &quot;),st_makepoint(&quot; &amp; [.J14]&amp; &quot;,&quot; &amp; [.K14] &amp;&quot;)),29902)&quot;" office:value-type="string" office:string-value="st_setsrid(st_makebox2d(st_makepoint(250000,120000),st_makepoint(320000,200000)),29902)" calcext:value-type="string">
            <text:p>st_setsrid(st_makebox2d(st_makepoint(250000,120000),st_makepoint(320000,200000)),29902)</text:p>
          </table:table-cell>
          <table:table-cell/>
          <table:table-cell table:formula="of:=&quot;insert into ir_vc_box values(&quot; &amp;ROW()-1&amp; &quot;,'&quot; &amp; [.B14] &amp; &quot;',&quot; &amp; [.S14] &amp; &quot;);&quot;" office:value-type="string" office:string-value="insert into ir_vc_box values(13,'Carlow',st_setsrid(st_makebox2d(st_makepoint(250000,120000),st_makepoint(320000,200000)),29902));" calcext:value-type="string">
            <text:p>insert into ir_vc_box values(13,'Carlow',st_setsrid(st_makebox2d(st_makepoint(250000,120000),st_makepoint(320000,200000)),29902));</text:p>
          </table:table-cell>
        </table:table-row>
        <table:table-row table:style-name="ro1">
          <table:table-cell office:value-type="string" calcext:value-type="string">
            <text:p>H14</text:p>
          </table:table-cell>
          <table:table-cell office:value-type="string" calcext:value-type="string">
            <text:p>Laios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0000" calcext:value-type="float">
            <text:p>160000</text:p>
          </table:table-cell>
          <table:table-cell table:formula="of:=[.H15]+[.N15]" office:value-type="float" office:value="290000" calcext:value-type="float">
            <text:p>290000</text:p>
          </table:table-cell>
          <table:table-cell table:formula="of:=[.I15]+[.O15]" office:value-type="float" office:value="230000" calcext:value-type="float">
            <text:p>230000</text:p>
          </table:table-cell>
          <table:table-cell office:value-type="string" calcext:value-type="string">
            <text:p>S0060</text:p>
          </table:table-cell>
          <table:table-cell office:value-type="string" calcext:value-type="string">
            <text:p>N9030</text:p>
          </table:table-cell>
          <table:table-cell table:formula="of:=[.F15]-[.D15]" office:value-type="float" office:value="90000" calcext:value-type="float">
            <text:p>90000</text:p>
          </table:table-cell>
          <table:table-cell table:formula="of:=[.G15]-[.E15]" office:value-type="float" office:value="70000" calcext:value-type="float">
            <text:p>70000</text:p>
          </table:table-cell>
          <table:table-cell table:formula="of:=[.N15]*1000/250000" office:value-type="float" office:value="360" calcext:value-type="float">
            <text:p>360</text:p>
          </table:table-cell>
          <table:table-cell table:formula="of:=[.O15]*1000/250000" office:value-type="float" office:value="280" calcext:value-type="float">
            <text:p>280</text:p>
          </table:table-cell>
          <table:table-cell/>
          <table:table-cell table:formula="of:=&quot;st_setsrid(st_makebox2d(st_makepoint(&quot;&amp; [.H15] &amp; &quot;,&quot; &amp; [.I15] &amp; &quot;),st_makepoint(&quot; &amp; [.J15]&amp; &quot;,&quot; &amp; [.K15] &amp;&quot;)),29902)&quot;" office:value-type="string" office:string-value="st_setsrid(st_makebox2d(st_makepoint(200000,160000),st_makepoint(290000,230000)),29902)" calcext:value-type="string">
            <text:p>st_setsrid(st_makebox2d(st_makepoint(200000,160000),st_makepoint(290000,230000)),29902)</text:p>
          </table:table-cell>
          <table:table-cell/>
          <table:table-cell table:formula="of:=&quot;insert into ir_vc_box values(&quot; &amp;ROW()-1&amp; &quot;,'&quot; &amp; [.B15] &amp; &quot;',&quot; &amp; [.S15] &amp; &quot;);&quot;" office:value-type="string" office:string-value="insert into ir_vc_box values(14,'Laios',st_setsrid(st_makebox2d(st_makepoint(200000,160000),st_makepoint(290000,230000)),29902));" calcext:value-type="string">
            <text:p>insert into ir_vc_box values(14,'Laios',st_setsrid(st_makebox2d(st_makepoint(200000,160000),st_makepoint(290000,230000)),29902));</text:p>
          </table:table-cell>
        </table:table-row>
        <table:table-row table:style-name="ro1">
          <table:table-cell office:value-type="string" calcext:value-type="string">
            <text:p>H15</text:p>
          </table:table-cell>
          <table:table-cell office:value-type="string" calcext:value-type="string">
            <text:p>South-east Galway</text:p>
          </table:table-cell>
          <table:table-cell/>
          <table:table-cell office:value-type="float" office:value="-60000" calcext:value-type="float">
            <text:p>-60000</text:p>
          </table:table-cell>
          <table:table-cell office:value-type="float" office:value="340000" calcext:value-type="float">
            <text:p>34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10000" calcext:value-type="float">
            <text:p>41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180000" calcext:value-type="float">
            <text:p>180000</text:p>
          </table:table-cell>
          <table:table-cell table:formula="of:=[.H16]+[.N16]" office:value-type="float" office:value="220000" calcext:value-type="float">
            <text:p>220000</text:p>
          </table:table-cell>
          <table:table-cell table:formula="of:=[.I16]+[.O16]" office:value-type="float" office:value="250000" calcext:value-type="float">
            <text:p>250000</text:p>
          </table:table-cell>
          <table:table-cell office:value-type="string" calcext:value-type="string">
            <text:p>R2080</text:p>
          </table:table-cell>
          <table:table-cell office:value-type="string" calcext:value-type="string">
            <text:p>N2050</text:p>
          </table:table-cell>
          <table:table-cell table:formula="of:=[.F16]-[.D16]" office:value-type="float" office:value="100000" calcext:value-type="float">
            <text:p>100000</text:p>
          </table:table-cell>
          <table:table-cell table:formula="of:=[.G16]-[.E16]" office:value-type="float" office:value="70000" calcext:value-type="float">
            <text:p>70000</text:p>
          </table:table-cell>
          <table:table-cell table:formula="of:=[.N16]*1000/250000" office:value-type="float" office:value="400" calcext:value-type="float">
            <text:p>400</text:p>
          </table:table-cell>
          <table:table-cell table:formula="of:=[.O16]*1000/250000" office:value-type="float" office:value="280" calcext:value-type="float">
            <text:p>280</text:p>
          </table:table-cell>
          <table:table-cell/>
          <table:table-cell table:formula="of:=&quot;st_setsrid(st_makebox2d(st_makepoint(&quot;&amp; [.H16] &amp; &quot;,&quot; &amp; [.I16] &amp; &quot;),st_makepoint(&quot; &amp; [.J16]&amp; &quot;,&quot; &amp; [.K16] &amp;&quot;)),29902)&quot;" office:value-type="string" office:string-value="st_setsrid(st_makebox2d(st_makepoint(120000,180000),st_makepoint(220000,250000)),29902)" calcext:value-type="string">
            <text:p>st_setsrid(st_makebox2d(st_makepoint(120000,180000),st_makepoint(220000,250000)),29902)</text:p>
          </table:table-cell>
          <table:table-cell/>
          <table:table-cell table:formula="of:=&quot;insert into ir_vc_box values(&quot; &amp;ROW()-1&amp; &quot;,'&quot; &amp; [.B16] &amp; &quot;',&quot; &amp; [.S16] &amp; &quot;);&quot;" office:value-type="string" office:string-value="insert into ir_vc_box values(15,'South-east Galway',st_setsrid(st_makebox2d(st_makepoint(120000,180000),st_makepoint(220000,250000)),29902));" calcext:value-type="string">
            <text:p>insert into ir_vc_box values(15,'South-east Galway',st_setsrid(st_makebox2d(st_makepoint(120000,180000),st_makepoint(220000,250000)),29902));</text:p>
          </table:table-cell>
        </table:table-row>
        <table:table-row table:style-name="ro1">
          <table:table-cell office:value-type="string" calcext:value-type="string">
            <text:p>H16</text:p>
          </table:table-cell>
          <table:table-cell office:value-type="string" calcext:value-type="string">
            <text:p>West Galway</text:p>
          </table:table-cell>
          <table:table-cell/>
          <table:table-cell office:value-type="float" office:value="-150000" calcext:value-type="float">
            <text:p>-15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-40000" calcext:value-type="float">
            <text:p>-4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210000" calcext:value-type="float">
            <text:p>210000</text:p>
          </table:table-cell>
          <table:table-cell table:formula="of:=[.H17]+[.N17]" office:value-type="float" office:value="140000" calcext:value-type="float">
            <text:p>140000</text:p>
          </table:table-cell>
          <table:table-cell table:formula="of:=[.I17]+[.O17]" office:value-type="float" office:value="280000" calcext:value-type="float">
            <text:p>280000</text:p>
          </table:table-cell>
          <table:table-cell office:value-type="string" calcext:value-type="string">
            <text:p>L3010</text:p>
          </table:table-cell>
          <table:table-cell office:value-type="string" calcext:value-type="string">
            <text:p>M4080</text:p>
          </table:table-cell>
          <table:table-cell table:formula="of:=[.F17]-[.D17]" office:value-type="float" office:value="110000" calcext:value-type="float">
            <text:p>110000</text:p>
          </table:table-cell>
          <table:table-cell table:formula="of:=[.G17]-[.E17]" office:value-type="float" office:value="70000" calcext:value-type="float">
            <text:p>70000</text:p>
          </table:table-cell>
          <table:table-cell table:formula="of:=[.N17]*1000/250000" office:value-type="float" office:value="440" calcext:value-type="float">
            <text:p>440</text:p>
          </table:table-cell>
          <table:table-cell table:formula="of:=[.O17]*1000/250000" office:value-type="float" office:value="280" calcext:value-type="float">
            <text:p>280</text:p>
          </table:table-cell>
          <table:table-cell/>
          <table:table-cell table:formula="of:=&quot;st_setsrid(st_makebox2d(st_makepoint(&quot;&amp; [.H17] &amp; &quot;,&quot; &amp; [.I17] &amp; &quot;),st_makepoint(&quot; &amp; [.J17]&amp; &quot;,&quot; &amp; [.K17] &amp;&quot;)),29902)&quot;" office:value-type="string" office:string-value="st_setsrid(st_makebox2d(st_makepoint(30000,210000),st_makepoint(140000,280000)),29902)" calcext:value-type="string">
            <text:p>st_setsrid(st_makebox2d(st_makepoint(30000,210000),st_makepoint(140000,280000)),29902)</text:p>
          </table:table-cell>
          <table:table-cell/>
          <table:table-cell table:formula="of:=&quot;insert into ir_vc_box values(&quot; &amp;ROW()-1&amp; &quot;,'&quot; &amp; [.B17] &amp; &quot;',&quot; &amp; [.S17] &amp; &quot;);&quot;" office:value-type="string" office:string-value="insert into ir_vc_box values(16,'West Galway',st_setsrid(st_makebox2d(st_makepoint(30000,210000),st_makepoint(140000,280000)),29902));" calcext:value-type="string">
            <text:p>insert into ir_vc_box values(16,'West Galway',st_setsrid(st_makebox2d(st_makepoint(30000,210000),st_makepoint(140000,280000)),29902));</text:p>
          </table:table-cell>
        </table:table-row>
        <table:table-row table:style-name="ro1">
          <table:table-cell office:value-type="string" calcext:value-type="string">
            <text:p>H17</text:p>
          </table:table-cell>
          <table:table-cell office:value-type="string" calcext:value-type="string">
            <text:p>North-east Galway</text:p>
          </table:table-cell>
          <table:table-cell/>
          <table:table-cell office:value-type="float" office:value="-80000" calcext:value-type="float">
            <text:p>-8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450000" calcext:value-type="float">
            <text:p>45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10000" calcext:value-type="float">
            <text:p>210000</text:p>
          </table:table-cell>
          <table:table-cell table:formula="of:=[.H18]+[.N18]" office:value-type="float" office:value="200000" calcext:value-type="float">
            <text:p>200000</text:p>
          </table:table-cell>
          <table:table-cell table:formula="of:=[.I18]+[.O18]" office:value-type="float" office:value="290000" calcext:value-type="float">
            <text:p>290000</text:p>
          </table:table-cell>
          <table:table-cell office:value-type="string" calcext:value-type="string">
            <text:p>M0010</text:p>
          </table:table-cell>
          <table:table-cell office:value-type="string" calcext:value-type="string">
            <text:p>N0090</text:p>
          </table:table-cell>
          <table:table-cell table:formula="of:=[.F18]-[.D18]" office:value-type="float" office:value="100000" calcext:value-type="float">
            <text:p>100000</text:p>
          </table:table-cell>
          <table:table-cell table:formula="of:=[.G18]-[.E18]" office:value-type="float" office:value="80000" calcext:value-type="float">
            <text:p>80000</text:p>
          </table:table-cell>
          <table:table-cell table:formula="of:=[.N18]*1000/250000" office:value-type="float" office:value="400" calcext:value-type="float">
            <text:p>400</text:p>
          </table:table-cell>
          <table:table-cell table:formula="of:=[.O18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18] &amp; &quot;,&quot; &amp; [.I18] &amp; &quot;),st_makepoint(&quot; &amp; [.J18]&amp; &quot;,&quot; &amp; [.K18] &amp;&quot;)),29902)&quot;" office:value-type="string" office:string-value="st_setsrid(st_makebox2d(st_makepoint(100000,210000),st_makepoint(200000,290000)),29902)" calcext:value-type="string">
            <text:p>st_setsrid(st_makebox2d(st_makepoint(100000,210000),st_makepoint(200000,290000)),29902)</text:p>
          </table:table-cell>
          <table:table-cell/>
          <table:table-cell table:formula="of:=&quot;insert into ir_vc_box values(&quot; &amp;ROW()-1&amp; &quot;,'&quot; &amp; [.B18] &amp; &quot;',&quot; &amp; [.S18] &amp; &quot;);&quot;" office:value-type="string" office:string-value="insert into ir_vc_box values(17,'North-east Galway',st_setsrid(st_makebox2d(st_makepoint(100000,210000),st_makepoint(200000,290000)),29902));" calcext:value-type="string">
            <text:p>insert into ir_vc_box values(17,'North-east Galway',st_setsrid(st_makebox2d(st_makepoint(100000,210000),st_makepoint(200000,290000)),29902));</text:p>
          </table:table-cell>
        </table:table-row>
        <table:table-row table:style-name="ro1">
          <table:table-cell office:value-type="string" calcext:value-type="string">
            <text:p>H18</text:p>
          </table:table-cell>
          <table:table-cell office:value-type="string" calcext:value-type="string">
            <text:p>Offal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30000" calcext:value-type="float">
            <text:p>33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170000" calcext:value-type="float">
            <text:p>170000</text:p>
          </table:table-cell>
          <table:table-cell table:formula="of:=[.H19]+[.N19]" office:value-type="float" office:value="280000" calcext:value-type="float">
            <text:p>280000</text:p>
          </table:table-cell>
          <table:table-cell table:formula="of:=[.I19]+[.O19]" office:value-type="float" office:value="260000" calcext:value-type="float">
            <text:p>260000</text:p>
          </table:table-cell>
          <table:table-cell office:value-type="string" calcext:value-type="string">
            <text:p>R8070</text:p>
          </table:table-cell>
          <table:table-cell office:value-type="string" calcext:value-type="string">
            <text:p>N8060</text:p>
          </table:table-cell>
          <table:table-cell table:formula="of:=[.F19]-[.D19]" office:value-type="float" office:value="100000" calcext:value-type="float">
            <text:p>100000</text:p>
          </table:table-cell>
          <table:table-cell table:formula="of:=[.G19]-[.E19]" office:value-type="float" office:value="90000" calcext:value-type="float">
            <text:p>90000</text:p>
          </table:table-cell>
          <table:table-cell table:formula="of:=[.N19]*1000/250000" office:value-type="float" office:value="400" calcext:value-type="float">
            <text:p>400</text:p>
          </table:table-cell>
          <table:table-cell table:formula="of:=[.O19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19] &amp; &quot;,&quot; &amp; [.I19] &amp; &quot;),st_makepoint(&quot; &amp; [.J19]&amp; &quot;,&quot; &amp; [.K19] &amp;&quot;)),29902)&quot;" office:value-type="string" office:string-value="st_setsrid(st_makebox2d(st_makepoint(180000,170000),st_makepoint(280000,260000)),29902)" calcext:value-type="string">
            <text:p>st_setsrid(st_makebox2d(st_makepoint(180000,170000),st_makepoint(280000,260000)),29902)</text:p>
          </table:table-cell>
          <table:table-cell/>
          <table:table-cell table:formula="of:=&quot;insert into ir_vc_box values(&quot; &amp;ROW()-1&amp; &quot;,'&quot; &amp; [.B19] &amp; &quot;',&quot; &amp; [.S19] &amp; &quot;);&quot;" office:value-type="string" office:string-value="insert into ir_vc_box values(18,'Offaly',st_setsrid(st_makebox2d(st_makepoint(180000,170000),st_makepoint(280000,260000)),29902));" calcext:value-type="string">
            <text:p>insert into ir_vc_box values(18,'Offaly',st_setsrid(st_makebox2d(st_makepoint(180000,170000),st_makepoint(280000,260000)),29902));</text:p>
          </table:table-cell>
        </table:table-row>
        <table:table-row table:style-name="ro1">
          <table:table-cell office:value-type="string" calcext:value-type="string">
            <text:p>H19</text:p>
          </table:table-cell>
          <table:table-cell office:value-type="string" calcext:value-type="string">
            <text:p>Kildare</text:p>
          </table:table-cell>
          <table:table-cell/>
          <table:table-cell office:value-type="float" office:value="60000" calcext:value-type="float">
            <text:p>60000</text:p>
          </table:table-cell>
          <table:table-cell office:value-type="float" office:value="320000" calcext:value-type="float">
            <text:p>32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240000" calcext:value-type="float">
            <text:p>240000</text:p>
          </table:table-cell>
          <table:table-cell office:value-type="float" office:value="160000" calcext:value-type="float">
            <text:p>160000</text:p>
          </table:table-cell>
          <table:table-cell table:formula="of:=[.H20]+[.N20]" office:value-type="float" office:value="320000" calcext:value-type="float">
            <text:p>320000</text:p>
          </table:table-cell>
          <table:table-cell table:formula="of:=[.I20]+[.O20]" office:value-type="float" office:value="260000" calcext:value-type="float">
            <text:p>260000</text:p>
          </table:table-cell>
          <table:table-cell office:value-type="string" calcext:value-type="string">
            <text:p>S4060</text:p>
          </table:table-cell>
          <table:table-cell office:value-type="string" calcext:value-type="string">
            <text:p>O2060</text:p>
          </table:table-cell>
          <table:table-cell table:formula="of:=[.F20]-[.D20]" office:value-type="float" office:value="80000" calcext:value-type="float">
            <text:p>80000</text:p>
          </table:table-cell>
          <table:table-cell table:formula="of:=[.G20]-[.E20]" office:value-type="float" office:value="100000" calcext:value-type="float">
            <text:p>100000</text:p>
          </table:table-cell>
          <table:table-cell table:formula="of:=[.N20]*1000/250000" office:value-type="float" office:value="320" calcext:value-type="float">
            <text:p>320</text:p>
          </table:table-cell>
          <table:table-cell table:formula="of:=[.O20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20] &amp; &quot;,&quot; &amp; [.I20] &amp; &quot;),st_makepoint(&quot; &amp; [.J20]&amp; &quot;,&quot; &amp; [.K20] &amp;&quot;)),29902)&quot;" office:value-type="string" office:string-value="st_setsrid(st_makebox2d(st_makepoint(240000,160000),st_makepoint(320000,260000)),29902)" calcext:value-type="string">
            <text:p>st_setsrid(st_makebox2d(st_makepoint(240000,160000),st_makepoint(320000,260000)),29902)</text:p>
          </table:table-cell>
          <table:table-cell/>
          <table:table-cell table:formula="of:=&quot;insert into ir_vc_box values(&quot; &amp;ROW()-1&amp; &quot;,'&quot; &amp; [.B20] &amp; &quot;',&quot; &amp; [.S20] &amp; &quot;);&quot;" office:value-type="string" office:string-value="insert into ir_vc_box values(19,'Kildare',st_setsrid(st_makebox2d(st_makepoint(240000,160000),st_makepoint(320000,260000)),29902));" calcext:value-type="string">
            <text:p>insert into ir_vc_box values(19,'Kildare',st_setsrid(st_makebox2d(st_makepoint(240000,160000),st_makepoint(320000,260000)),29902));</text:p>
          </table:table-cell>
        </table:table-row>
        <table:table-row table:style-name="ro1">
          <table:table-cell office:value-type="string" calcext:value-type="string">
            <text:p>H20</text:p>
          </table:table-cell>
          <table:table-cell office:value-type="string" calcext:value-type="string">
            <text:p>Wicklow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310000" calcext:value-type="float">
            <text:p>310000</text:p>
          </table:table-cell>
          <table:table-cell office:value-type="float" office:value="170000" calcext:value-type="float">
            <text:p>17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150000" calcext:value-type="float">
            <text:p>150000</text:p>
          </table:table-cell>
          <table:table-cell table:formula="of:=[.H21]+[.N21]" office:value-type="float" office:value="350000" calcext:value-type="float">
            <text:p>350000</text:p>
          </table:table-cell>
          <table:table-cell table:formula="of:=[.I21]+[.O21]" office:value-type="float" office:value="240000" calcext:value-type="float">
            <text:p>240000</text:p>
          </table:table-cell>
          <table:table-cell office:value-type="string" calcext:value-type="string">
            <text:p>S7050</text:p>
          </table:table-cell>
          <table:table-cell office:value-type="string" calcext:value-type="string">
            <text:p>O5040</text:p>
          </table:table-cell>
          <table:table-cell table:formula="of:=[.F21]-[.D21]" office:value-type="float" office:value="80000" calcext:value-type="float">
            <text:p>80000</text:p>
          </table:table-cell>
          <table:table-cell table:formula="of:=[.G21]-[.E21]" office:value-type="float" office:value="90000" calcext:value-type="float">
            <text:p>90000</text:p>
          </table:table-cell>
          <table:table-cell table:formula="of:=[.N21]*1000/250000" office:value-type="float" office:value="320" calcext:value-type="float">
            <text:p>320</text:p>
          </table:table-cell>
          <table:table-cell table:formula="of:=[.O21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21] &amp; &quot;,&quot; &amp; [.I21] &amp; &quot;),st_makepoint(&quot; &amp; [.J21]&amp; &quot;,&quot; &amp; [.K21] &amp;&quot;)),29902)&quot;" office:value-type="string" office:string-value="st_setsrid(st_makebox2d(st_makepoint(270000,150000),st_makepoint(350000,240000)),29902)" calcext:value-type="string">
            <text:p>st_setsrid(st_makebox2d(st_makepoint(270000,150000),st_makepoint(350000,240000)),29902)</text:p>
          </table:table-cell>
          <table:table-cell/>
          <table:table-cell table:formula="of:=&quot;insert into ir_vc_box values(&quot; &amp;ROW()-1&amp; &quot;,'&quot; &amp; [.B21] &amp; &quot;',&quot; &amp; [.S21] &amp; &quot;);&quot;" office:value-type="string" office:string-value="insert into ir_vc_box values(20,'Wicklow',st_setsrid(st_makebox2d(st_makepoint(270000,150000),st_makepoint(350000,240000)),29902));" calcext:value-type="string">
            <text:p>insert into ir_vc_box values(20,'Wicklow',st_setsrid(st_makebox2d(st_makepoint(270000,150000),st_makepoint(350000,240000)),29902));</text:p>
          </table:table-cell>
        </table:table-row>
        <table:table-row table:style-name="ro1">
          <table:table-cell office:value-type="string" calcext:value-type="string">
            <text:p>H21</text:p>
          </table:table-cell>
          <table:table-cell office:value-type="string" calcext:value-type="string">
            <text:p>Dublin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360000" calcext:value-type="float">
            <text:p>36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80000" calcext:value-type="float">
            <text:p>280000</text:p>
          </table:table-cell>
          <table:table-cell office:value-type="float" office:value="200000" calcext:value-type="float">
            <text:p>200000</text:p>
          </table:table-cell>
          <table:table-cell table:formula="of:=[.H22]+[.N22]" office:value-type="float" office:value="340000" calcext:value-type="float">
            <text:p>340000</text:p>
          </table:table-cell>
          <table:table-cell table:formula="of:=[.I22]+[.O22]" office:value-type="float" office:value="280000" calcext:value-type="float">
            <text:p>280000</text:p>
          </table:table-cell>
          <table:table-cell office:value-type="string" calcext:value-type="string">
            <text:p>N8000</text:p>
          </table:table-cell>
          <table:table-cell office:value-type="string" calcext:value-type="string">
            <text:p>O4080</text:p>
          </table:table-cell>
          <table:table-cell table:formula="of:=[.F22]-[.D22]" office:value-type="float" office:value="60000" calcext:value-type="float">
            <text:p>60000</text:p>
          </table:table-cell>
          <table:table-cell table:formula="of:=[.G22]-[.E22]" office:value-type="float" office:value="80000" calcext:value-type="float">
            <text:p>80000</text:p>
          </table:table-cell>
          <table:table-cell table:formula="of:=[.N22]*1000/250000" office:value-type="float" office:value="240" calcext:value-type="float">
            <text:p>240</text:p>
          </table:table-cell>
          <table:table-cell table:formula="of:=[.O22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22] &amp; &quot;,&quot; &amp; [.I22] &amp; &quot;),st_makepoint(&quot; &amp; [.J22]&amp; &quot;,&quot; &amp; [.K22] &amp;&quot;)),29902)&quot;" office:value-type="string" office:string-value="st_setsrid(st_makebox2d(st_makepoint(280000,200000),st_makepoint(340000,280000)),29902)" calcext:value-type="string">
            <text:p>st_setsrid(st_makebox2d(st_makepoint(280000,200000),st_makepoint(340000,280000)),29902)</text:p>
          </table:table-cell>
          <table:table-cell/>
          <table:table-cell table:formula="of:=&quot;insert into ir_vc_box values(&quot; &amp;ROW()-1&amp; &quot;,'&quot; &amp; [.B22] &amp; &quot;',&quot; &amp; [.S22] &amp; &quot;);&quot;" office:value-type="string" office:string-value="insert into ir_vc_box values(21,'Dublin',st_setsrid(st_makebox2d(st_makepoint(280000,200000),st_makepoint(340000,280000)),29902));" calcext:value-type="string">
            <text:p>insert into ir_vc_box values(21,'Dublin',st_setsrid(st_makebox2d(st_makepoint(280000,200000),st_makepoint(340000,280000)),29902));</text:p>
          </table:table-cell>
        </table:table-row>
        <table:table-row table:style-name="ro1">
          <table:table-cell office:value-type="string" calcext:value-type="string">
            <text:p>H22</text:p>
          </table:table-cell>
          <table:table-cell office:value-type="string" calcext:value-type="string">
            <text:p>Meath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470000" calcext:value-type="float">
            <text:p>47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20000" calcext:value-type="float">
            <text:p>220000</text:p>
          </table:table-cell>
          <table:table-cell table:formula="of:=[.H23]+[.N23]" office:value-type="float" office:value="330000" calcext:value-type="float">
            <text:p>330000</text:p>
          </table:table-cell>
          <table:table-cell table:formula="of:=[.I23]+[.O23]" office:value-type="float" office:value="310000" calcext:value-type="float">
            <text:p>310000</text:p>
          </table:table-cell>
          <table:table-cell office:value-type="string" calcext:value-type="string">
            <text:p>N3020</text:p>
          </table:table-cell>
          <table:table-cell office:value-type="string" calcext:value-type="string">
            <text:p>J3010</text:p>
          </table:table-cell>
          <table:table-cell table:formula="of:=[.F23]-[.D23]" office:value-type="float" office:value="100000" calcext:value-type="float">
            <text:p>100000</text:p>
          </table:table-cell>
          <table:table-cell table:formula="of:=[.G23]-[.E23]" office:value-type="float" office:value="90000" calcext:value-type="float">
            <text:p>90000</text:p>
          </table:table-cell>
          <table:table-cell table:formula="of:=[.N23]*1000/250000" office:value-type="float" office:value="400" calcext:value-type="float">
            <text:p>400</text:p>
          </table:table-cell>
          <table:table-cell table:formula="of:=[.O23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23] &amp; &quot;,&quot; &amp; [.I23] &amp; &quot;),st_makepoint(&quot; &amp; [.J23]&amp; &quot;,&quot; &amp; [.K23] &amp;&quot;)),29902)&quot;" office:value-type="string" office:string-value="st_setsrid(st_makebox2d(st_makepoint(230000,220000),st_makepoint(330000,310000)),29902)" calcext:value-type="string">
            <text:p>st_setsrid(st_makebox2d(st_makepoint(230000,220000),st_makepoint(330000,310000)),29902)</text:p>
          </table:table-cell>
          <table:table-cell/>
          <table:table-cell table:formula="of:=&quot;insert into ir_vc_box values(&quot; &amp;ROW()-1&amp; &quot;,'&quot; &amp; [.B23] &amp; &quot;',&quot; &amp; [.S23] &amp; &quot;);&quot;" office:value-type="string" office:string-value="insert into ir_vc_box values(22,'Meath',st_setsrid(st_makebox2d(st_makepoint(230000,220000),st_makepoint(330000,310000)),29902));" calcext:value-type="string">
            <text:p>insert into ir_vc_box values(22,'Meath',st_setsrid(st_makebox2d(st_makepoint(230000,220000),st_makepoint(330000,310000)),29902));</text:p>
          </table:table-cell>
        </table:table-row>
        <table:table-row table:style-name="ro1">
          <table:table-cell office:value-type="string" calcext:value-type="string">
            <text:p>H23</text:p>
          </table:table-cell>
          <table:table-cell office:value-type="string" calcext:value-type="string">
            <text:p>Westmeath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380000" calcext:value-type="float">
            <text:p>38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220000" calcext:value-type="float">
            <text:p>220000</text:p>
          </table:table-cell>
          <table:table-cell table:formula="of:=[.H24]+[.N24]" office:value-type="float" office:value="280000" calcext:value-type="float">
            <text:p>280000</text:p>
          </table:table-cell>
          <table:table-cell table:formula="of:=[.I24]+[.O24]" office:value-type="float" office:value="300000" calcext:value-type="float">
            <text:p>300000</text:p>
          </table:table-cell>
          <table:table-cell office:value-type="string" calcext:value-type="string">
            <text:p>M9020</text:p>
          </table:table-cell>
          <table:table-cell office:value-type="string" calcext:value-type="string">
            <text:p>H8000</text:p>
          </table:table-cell>
          <table:table-cell table:formula="of:=[.F24]-[.D24]" office:value-type="float" office:value="90000" calcext:value-type="float">
            <text:p>90000</text:p>
          </table:table-cell>
          <table:table-cell table:formula="of:=[.G24]-[.E24]" office:value-type="float" office:value="80000" calcext:value-type="float">
            <text:p>80000</text:p>
          </table:table-cell>
          <table:table-cell table:formula="of:=[.N24]*1000/250000" office:value-type="float" office:value="360" calcext:value-type="float">
            <text:p>360</text:p>
          </table:table-cell>
          <table:table-cell table:formula="of:=[.O24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24] &amp; &quot;,&quot; &amp; [.I24] &amp; &quot;),st_makepoint(&quot; &amp; [.J24]&amp; &quot;,&quot; &amp; [.K24] &amp;&quot;)),29902)&quot;" office:value-type="string" office:string-value="st_setsrid(st_makebox2d(st_makepoint(190000,220000),st_makepoint(280000,300000)),29902)" calcext:value-type="string">
            <text:p>st_setsrid(st_makebox2d(st_makepoint(190000,220000),st_makepoint(280000,300000)),29902)</text:p>
          </table:table-cell>
          <table:table-cell/>
          <table:table-cell table:formula="of:=&quot;insert into ir_vc_box values(&quot; &amp;ROW()-1&amp; &quot;,'&quot; &amp; [.B24] &amp; &quot;',&quot; &amp; [.S24] &amp; &quot;);&quot;" office:value-type="string" office:string-value="insert into ir_vc_box values(23,'Westmeath',st_setsrid(st_makebox2d(st_makepoint(190000,220000),st_makepoint(280000,300000)),29902));" calcext:value-type="string">
            <text:p>insert into ir_vc_box values(23,'Westmeath',st_setsrid(st_makebox2d(st_makepoint(190000,220000),st_makepoint(280000,300000)),29902));</text:p>
          </table:table-cell>
        </table:table-row>
        <table:table-row table:style-name="ro1">
          <table:table-cell office:value-type="string" calcext:value-type="string">
            <text:p>H24</text:p>
          </table:table-cell>
          <table:table-cell office:value-type="string" calcext:value-type="string">
            <text:p>Longford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00000" calcext:value-type="float">
            <text:p>4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40000" calcext:value-type="float">
            <text:p>240000</text:p>
          </table:table-cell>
          <table:table-cell table:formula="of:=[.H25]+[.N25]" office:value-type="float" office:value="260000" calcext:value-type="float">
            <text:p>260000</text:p>
          </table:table-cell>
          <table:table-cell table:formula="of:=[.I25]+[.O25]" office:value-type="float" office:value="320000" calcext:value-type="float">
            <text:p>320000</text:p>
          </table:table-cell>
          <table:table-cell office:value-type="string" calcext:value-type="string">
            <text:p>N8040</text:p>
          </table:table-cell>
          <table:table-cell office:value-type="string" calcext:value-type="string">
            <text:p>H6020</text:p>
          </table:table-cell>
          <table:table-cell table:formula="of:=[.F25]-[.D25]" office:value-type="float" office:value="80000" calcext:value-type="float">
            <text:p>80000</text:p>
          </table:table-cell>
          <table:table-cell table:formula="of:=[.G25]-[.E25]" office:value-type="float" office:value="80000" calcext:value-type="float">
            <text:p>80000</text:p>
          </table:table-cell>
          <table:table-cell table:formula="of:=[.N25]*1000/250000" office:value-type="float" office:value="320" calcext:value-type="float">
            <text:p>320</text:p>
          </table:table-cell>
          <table:table-cell table:formula="of:=[.O25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25] &amp; &quot;,&quot; &amp; [.I25] &amp; &quot;),st_makepoint(&quot; &amp; [.J25]&amp; &quot;,&quot; &amp; [.K25] &amp;&quot;)),29902)&quot;" office:value-type="string" office:string-value="st_setsrid(st_makebox2d(st_makepoint(180000,240000),st_makepoint(260000,320000)),29902)" calcext:value-type="string">
            <text:p>st_setsrid(st_makebox2d(st_makepoint(180000,240000),st_makepoint(260000,320000)),29902)</text:p>
          </table:table-cell>
          <table:table-cell/>
          <table:table-cell table:formula="of:=&quot;insert into ir_vc_box values(&quot; &amp;ROW()-1&amp; &quot;,'&quot; &amp; [.B25] &amp; &quot;',&quot; &amp; [.S25] &amp; &quot;);&quot;" office:value-type="string" office:string-value="insert into ir_vc_box values(24,'Longford',st_setsrid(st_makebox2d(st_makepoint(180000,240000),st_makepoint(260000,320000)),29902));" calcext:value-type="string">
            <text:p>insert into ir_vc_box values(24,'Longford',st_setsrid(st_makebox2d(st_makepoint(180000,240000),st_makepoint(260000,320000)),29902));</text:p>
          </table:table-cell>
        </table:table-row>
        <table:table-row table:style-name="ro1">
          <table:table-cell office:value-type="string" calcext:value-type="string">
            <text:p>H25</text:p>
          </table:table-cell>
          <table:table-cell office:value-type="string" calcext:value-type="string">
            <text:p>Roscommon</text:p>
          </table:table-cell>
          <table:table-cell/>
          <table:table-cell office:value-type="float" office:value="-50000" calcext:value-type="float">
            <text:p>-50000</text:p>
          </table:table-cell>
          <table:table-cell office:value-type="float" office:value="370000" calcext:value-type="float">
            <text:p>37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210000" calcext:value-type="float">
            <text:p>210000</text:p>
          </table:table-cell>
          <table:table-cell table:formula="of:=[.H26]+[.N26]" office:value-type="float" office:value="220000" calcext:value-type="float">
            <text:p>220000</text:p>
          </table:table-cell>
          <table:table-cell table:formula="of:=[.I26]+[.O26]" office:value-type="float" office:value="330000" calcext:value-type="float">
            <text:p>330000</text:p>
          </table:table-cell>
          <table:table-cell office:value-type="string" calcext:value-type="string">
            <text:p>M3010</text:p>
          </table:table-cell>
          <table:table-cell office:value-type="string" calcext:value-type="string">
            <text:p>H2030</text:p>
          </table:table-cell>
          <table:table-cell table:formula="of:=[.F26]-[.D26]" office:value-type="float" office:value="90000" calcext:value-type="float">
            <text:p>90000</text:p>
          </table:table-cell>
          <table:table-cell table:formula="of:=[.G26]-[.E26]" office:value-type="float" office:value="120000" calcext:value-type="float">
            <text:p>120000</text:p>
          </table:table-cell>
          <table:table-cell table:formula="of:=[.N26]*1000/250000" office:value-type="float" office:value="360" calcext:value-type="float">
            <text:p>360</text:p>
          </table:table-cell>
          <table:table-cell table:formula="of:=[.O26]*1000/250000" office:value-type="float" office:value="480" calcext:value-type="float">
            <text:p>480</text:p>
          </table:table-cell>
          <table:table-cell/>
          <table:table-cell table:formula="of:=&quot;st_setsrid(st_makebox2d(st_makepoint(&quot;&amp; [.H26] &amp; &quot;,&quot; &amp; [.I26] &amp; &quot;),st_makepoint(&quot; &amp; [.J26]&amp; &quot;,&quot; &amp; [.K26] &amp;&quot;)),29902)&quot;" office:value-type="string" office:string-value="st_setsrid(st_makebox2d(st_makepoint(130000,210000),st_makepoint(220000,330000)),29902)" calcext:value-type="string">
            <text:p>st_setsrid(st_makebox2d(st_makepoint(130000,210000),st_makepoint(220000,330000)),29902)</text:p>
          </table:table-cell>
          <table:table-cell/>
          <table:table-cell table:formula="of:=&quot;insert into ir_vc_box values(&quot; &amp;ROW()-1&amp; &quot;,'&quot; &amp; [.B26] &amp; &quot;',&quot; &amp; [.S26] &amp; &quot;);&quot;" office:value-type="string" office:string-value="insert into ir_vc_box values(25,'Roscommon',st_setsrid(st_makebox2d(st_makepoint(130000,210000),st_makepoint(220000,330000)),29902));" calcext:value-type="string">
            <text:p>insert into ir_vc_box values(25,'Roscommon',st_setsrid(st_makebox2d(st_makepoint(130000,210000),st_makepoint(220000,330000)),29902));</text:p>
          </table:table-cell>
        </table:table-row>
        <table:table-row table:style-name="ro1">
          <table:table-cell office:value-type="string" calcext:value-type="string">
            <text:p>H26</text:p>
          </table:table-cell>
          <table:table-cell office:value-type="string" calcext:value-type="string">
            <text:p>East Mayo</text:p>
          </table:table-cell>
          <table:table-cell/>
          <table:table-cell office:value-type="float" office:value="-90000" calcext:value-type="float">
            <text:p>-90000</text:p>
          </table:table-cell>
          <table:table-cell office:value-type="float" office:value="390000" calcext:value-type="float">
            <text:p>390000</text:p>
          </table:table-cell>
          <table:table-cell office:value-type="float" office:value="0" calcext:value-type="float">
            <text:p>0</text:p>
          </table:table-cell>
          <table:table-cell office:value-type="float" office:value="500000" calcext:value-type="float">
            <text:p>5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230000" calcext:value-type="float">
            <text:p>230000</text:p>
          </table:table-cell>
          <table:table-cell table:formula="of:=[.H27]+[.N27]" office:value-type="float" office:value="180000" calcext:value-type="float">
            <text:p>180000</text:p>
          </table:table-cell>
          <table:table-cell table:formula="of:=[.I27]+[.O27]" office:value-type="float" office:value="340000" calcext:value-type="float">
            <text:p>340000</text:p>
          </table:table-cell>
          <table:table-cell office:value-type="string" calcext:value-type="string">
            <text:p>L9030</text:p>
          </table:table-cell>
          <table:table-cell office:value-type="string" calcext:value-type="string">
            <text:p>G8040</text:p>
          </table:table-cell>
          <table:table-cell table:formula="of:=[.F27]-[.D27]" office:value-type="float" office:value="90000" calcext:value-type="float">
            <text:p>90000</text:p>
          </table:table-cell>
          <table:table-cell table:formula="of:=[.G27]-[.E27]" office:value-type="float" office:value="110000" calcext:value-type="float">
            <text:p>110000</text:p>
          </table:table-cell>
          <table:table-cell table:formula="of:=[.N27]*1000/250000" office:value-type="float" office:value="360" calcext:value-type="float">
            <text:p>360</text:p>
          </table:table-cell>
          <table:table-cell table:formula="of:=[.O27]*1000/250000" office:value-type="float" office:value="440" calcext:value-type="float">
            <text:p>440</text:p>
          </table:table-cell>
          <table:table-cell/>
          <table:table-cell table:formula="of:=&quot;st_setsrid(st_makebox2d(st_makepoint(&quot;&amp; [.H27] &amp; &quot;,&quot; &amp; [.I27] &amp; &quot;),st_makepoint(&quot; &amp; [.J27]&amp; &quot;,&quot; &amp; [.K27] &amp;&quot;)),29902)&quot;" office:value-type="string" office:string-value="st_setsrid(st_makebox2d(st_makepoint(90000,230000),st_makepoint(180000,340000)),29902)" calcext:value-type="string">
            <text:p>st_setsrid(st_makebox2d(st_makepoint(90000,230000),st_makepoint(180000,340000)),29902)</text:p>
          </table:table-cell>
          <table:table-cell/>
          <table:table-cell table:formula="of:=&quot;insert into ir_vc_box values(&quot; &amp;ROW()-1&amp; &quot;,'&quot; &amp; [.B27] &amp; &quot;',&quot; &amp; [.S27] &amp; &quot;);&quot;" office:value-type="string" office:string-value="insert into ir_vc_box values(26,'East Mayo',st_setsrid(st_makebox2d(st_makepoint(90000,230000),st_makepoint(180000,340000)),29902));" calcext:value-type="string">
            <text:p>insert into ir_vc_box values(26,'East Mayo',st_setsrid(st_makebox2d(st_makepoint(90000,230000),st_makepoint(180000,340000)),29902));</text:p>
          </table:table-cell>
        </table:table-row>
        <table:table-row table:style-name="ro1">
          <table:table-cell office:value-type="string" calcext:value-type="string">
            <text:p>H27</text:p>
          </table:table-cell>
          <table:table-cell office:value-type="string" calcext:value-type="string">
            <text:p>West Mayo</text:p>
          </table:table-cell>
          <table:table-cell/>
          <table:table-cell office:value-type="float" office:value="-140000" calcext:value-type="float">
            <text:p>-14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-40000" calcext:value-type="float">
            <text:p>-4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240000" calcext:value-type="float">
            <text:p>240000</text:p>
          </table:table-cell>
          <table:table-cell table:formula="of:=[.H28]+[.N28]" office:value-type="float" office:value="140000" calcext:value-type="float">
            <text:p>140000</text:p>
          </table:table-cell>
          <table:table-cell table:formula="of:=[.I28]+[.O28]" office:value-type="float" office:value="360000" calcext:value-type="float">
            <text:p>360000</text:p>
          </table:table-cell>
          <table:table-cell office:value-type="string" calcext:value-type="string">
            <text:p>L4040</text:p>
          </table:table-cell>
          <table:table-cell office:value-type="string" calcext:value-type="string">
            <text:p>G4060</text:p>
          </table:table-cell>
          <table:table-cell table:formula="of:=[.F28]-[.D28]" office:value-type="float" office:value="100000" calcext:value-type="float">
            <text:p>100000</text:p>
          </table:table-cell>
          <table:table-cell table:formula="of:=[.G28]-[.E28]" office:value-type="float" office:value="120000" calcext:value-type="float">
            <text:p>120000</text:p>
          </table:table-cell>
          <table:table-cell table:formula="of:=[.N28]*1000/250000" office:value-type="float" office:value="400" calcext:value-type="float">
            <text:p>400</text:p>
          </table:table-cell>
          <table:table-cell table:formula="of:=[.O28]*1000/250000" office:value-type="float" office:value="480" calcext:value-type="float">
            <text:p>480</text:p>
          </table:table-cell>
          <table:table-cell/>
          <table:table-cell table:formula="of:=&quot;st_setsrid(st_makebox2d(st_makepoint(&quot;&amp; [.H28] &amp; &quot;,&quot; &amp; [.I28] &amp; &quot;),st_makepoint(&quot; &amp; [.J28]&amp; &quot;,&quot; &amp; [.K28] &amp;&quot;)),29902)&quot;" office:value-type="string" office:string-value="st_setsrid(st_makebox2d(st_makepoint(40000,240000),st_makepoint(140000,360000)),29902)" calcext:value-type="string">
            <text:p>st_setsrid(st_makebox2d(st_makepoint(40000,240000),st_makepoint(140000,360000)),29902)</text:p>
          </table:table-cell>
          <table:table-cell/>
          <table:table-cell table:formula="of:=&quot;insert into ir_vc_box values(&quot; &amp;ROW()-1&amp; &quot;,'&quot; &amp; [.B28] &amp; &quot;',&quot; &amp; [.S28] &amp; &quot;);&quot;" office:value-type="string" office:string-value="insert into ir_vc_box values(27,'West Mayo',st_setsrid(st_makebox2d(st_makepoint(40000,240000),st_makepoint(140000,360000)),29902));" calcext:value-type="string">
            <text:p>insert into ir_vc_box values(27,'West Mayo',st_setsrid(st_makebox2d(st_makepoint(40000,240000),st_makepoint(140000,360000)),29902));</text:p>
          </table:table-cell>
        </table:table-row>
        <table:table-row table:style-name="ro1">
          <table:table-cell office:value-type="string" calcext:value-type="string">
            <text:p>H28</text:p>
          </table:table-cell>
          <table:table-cell office:value-type="string" calcext:value-type="string">
            <text:p>Sligo</text:p>
          </table:table-cell>
          <table:table-cell/>
          <table:table-cell office:value-type="float" office:value="-70000" calcext:value-type="float">
            <text:p>-7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110000" calcext:value-type="float">
            <text:p>110000</text:p>
          </table:table-cell>
          <table:table-cell office:value-type="float" office:value="280000" calcext:value-type="float">
            <text:p>280000</text:p>
          </table:table-cell>
          <table:table-cell table:formula="of:=[.H29]+[.N29]" office:value-type="float" office:value="200000" calcext:value-type="float">
            <text:p>200000</text:p>
          </table:table-cell>
          <table:table-cell table:formula="of:=[.I29]+[.O29]" office:value-type="float" office:value="370000" calcext:value-type="float">
            <text:p>370000</text:p>
          </table:table-cell>
          <table:table-cell office:value-type="string" calcext:value-type="string">
            <text:p>M1080</text:p>
          </table:table-cell>
          <table:table-cell office:value-type="string" calcext:value-type="string">
            <text:p>H0070</text:p>
          </table:table-cell>
          <table:table-cell table:formula="of:=[.F29]-[.D29]" office:value-type="float" office:value="90000" calcext:value-type="float">
            <text:p>90000</text:p>
          </table:table-cell>
          <table:table-cell table:formula="of:=[.G29]-[.E29]" office:value-type="float" office:value="90000" calcext:value-type="float">
            <text:p>90000</text:p>
          </table:table-cell>
          <table:table-cell table:formula="of:=[.N29]*1000/250000" office:value-type="float" office:value="360" calcext:value-type="float">
            <text:p>360</text:p>
          </table:table-cell>
          <table:table-cell table:formula="of:=[.O29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29] &amp; &quot;,&quot; &amp; [.I29] &amp; &quot;),st_makepoint(&quot; &amp; [.J29]&amp; &quot;,&quot; &amp; [.K29] &amp;&quot;)),29902)&quot;" office:value-type="string" office:string-value="st_setsrid(st_makebox2d(st_makepoint(110000,280000),st_makepoint(200000,370000)),29902)" calcext:value-type="string">
            <text:p>st_setsrid(st_makebox2d(st_makepoint(110000,280000),st_makepoint(200000,370000)),29902)</text:p>
          </table:table-cell>
          <table:table-cell/>
          <table:table-cell table:formula="of:=&quot;insert into ir_vc_box values(&quot; &amp;ROW()-1&amp; &quot;,'&quot; &amp; [.B29] &amp; &quot;',&quot; &amp; [.S29] &amp; &quot;);&quot;" office:value-type="string" office:string-value="insert into ir_vc_box values(28,'Sligo',st_setsrid(st_makebox2d(st_makepoint(110000,280000),st_makepoint(200000,370000)),29902));" calcext:value-type="string">
            <text:p>insert into ir_vc_box values(28,'Sligo',st_setsrid(st_makebox2d(st_makepoint(110000,280000),st_makepoint(200000,370000)),29902));</text:p>
          </table:table-cell>
        </table:table-row>
        <table:table-row table:style-name="ro1">
          <table:table-cell office:value-type="string" calcext:value-type="string">
            <text:p>H29</text:p>
          </table:table-cell>
          <table:table-cell office:value-type="string" calcext:value-type="string">
            <text:p>Leitrim</text:p>
          </table:table-cell>
          <table:table-cell/>
          <table:table-cell office:value-type="float" office:value="-20000" calcext:value-type="float">
            <text:p>-20000</text:p>
          </table:table-cell>
          <table:table-cell office:value-type="float" office:value="430000" calcext:value-type="float">
            <text:p>43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270000" calcext:value-type="float">
            <text:p>270000</text:p>
          </table:table-cell>
          <table:table-cell table:formula="of:=[.H30]+[.N30]" office:value-type="float" office:value="240000" calcext:value-type="float">
            <text:p>240000</text:p>
          </table:table-cell>
          <table:table-cell table:formula="of:=[.I30]+[.O30]" office:value-type="float" office:value="370000" calcext:value-type="float">
            <text:p>370000</text:p>
          </table:table-cell>
          <table:table-cell office:value-type="string" calcext:value-type="string">
            <text:p>M6070</text:p>
          </table:table-cell>
          <table:table-cell office:value-type="string" calcext:value-type="string">
            <text:p>H4070</text:p>
          </table:table-cell>
          <table:table-cell table:formula="of:=[.F30]-[.D30]" office:value-type="float" office:value="80000" calcext:value-type="float">
            <text:p>80000</text:p>
          </table:table-cell>
          <table:table-cell table:formula="of:=[.G30]-[.E30]" office:value-type="float" office:value="100000" calcext:value-type="float">
            <text:p>100000</text:p>
          </table:table-cell>
          <table:table-cell table:formula="of:=[.N30]*1000/250000" office:value-type="float" office:value="320" calcext:value-type="float">
            <text:p>320</text:p>
          </table:table-cell>
          <table:table-cell table:formula="of:=[.O30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30] &amp; &quot;,&quot; &amp; [.I30] &amp; &quot;),st_makepoint(&quot; &amp; [.J30]&amp; &quot;,&quot; &amp; [.K30] &amp;&quot;)),29902)&quot;" office:value-type="string" office:string-value="st_setsrid(st_makebox2d(st_makepoint(160000,270000),st_makepoint(240000,370000)),29902)" calcext:value-type="string">
            <text:p>st_setsrid(st_makebox2d(st_makepoint(160000,270000),st_makepoint(240000,370000)),29902)</text:p>
          </table:table-cell>
          <table:table-cell/>
          <table:table-cell table:formula="of:=&quot;insert into ir_vc_box values(&quot; &amp;ROW()-1&amp; &quot;,'&quot; &amp; [.B30] &amp; &quot;',&quot; &amp; [.S30] &amp; &quot;);&quot;" office:value-type="string" office:string-value="insert into ir_vc_box values(29,'Leitrim',st_setsrid(st_makebox2d(st_makepoint(160000,270000),st_makepoint(240000,370000)),29902));" calcext:value-type="string">
            <text:p>insert into ir_vc_box values(29,'Leitrim',st_setsrid(st_makebox2d(st_makepoint(160000,270000),st_makepoint(240000,370000)),29902));</text:p>
          </table:table-cell>
        </table:table-row>
        <table:table-row table:style-name="ro1">
          <table:table-cell office:value-type="string" calcext:value-type="string">
            <text:p>H30</text:p>
          </table:table-cell>
          <table:table-cell office:value-type="string" calcext:value-type="string">
            <text:p>Cavan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30000" calcext:value-type="float">
            <text:p>430000</text:p>
          </table:table-cell>
          <table:table-cell office:value-type="float" office:value="120000" calcext:value-type="float">
            <text:p>1200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270000" calcext:value-type="float">
            <text:p>270000</text:p>
          </table:table-cell>
          <table:table-cell table:formula="of:=[.H31]+[.N31]" office:value-type="float" office:value="300000" calcext:value-type="float">
            <text:p>300000</text:p>
          </table:table-cell>
          <table:table-cell table:formula="of:=[.I31]+[.O31]" office:value-type="float" office:value="350000" calcext:value-type="float">
            <text:p>350000</text:p>
          </table:table-cell>
          <table:table-cell office:value-type="string" calcext:value-type="string">
            <text:p>M8070</text:p>
          </table:table-cell>
          <table:table-cell office:value-type="string" calcext:value-type="string">
            <text:p>J0050</text:p>
          </table:table-cell>
          <table:table-cell table:formula="of:=[.F31]-[.D31]" office:value-type="float" office:value="120000" calcext:value-type="float">
            <text:p>120000</text:p>
          </table:table-cell>
          <table:table-cell table:formula="of:=[.G31]-[.E31]" office:value-type="float" office:value="80000" calcext:value-type="float">
            <text:p>80000</text:p>
          </table:table-cell>
          <table:table-cell table:formula="of:=[.N31]*1000/250000" office:value-type="float" office:value="480" calcext:value-type="float">
            <text:p>480</text:p>
          </table:table-cell>
          <table:table-cell table:formula="of:=[.O31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31] &amp; &quot;,&quot; &amp; [.I31] &amp; &quot;),st_makepoint(&quot; &amp; [.J31]&amp; &quot;,&quot; &amp; [.K31] &amp;&quot;)),29902)&quot;" office:value-type="string" office:string-value="st_setsrid(st_makebox2d(st_makepoint(180000,270000),st_makepoint(300000,350000)),29902)" calcext:value-type="string">
            <text:p>st_setsrid(st_makebox2d(st_makepoint(180000,270000),st_makepoint(300000,350000)),29902)</text:p>
          </table:table-cell>
          <table:table-cell/>
          <table:table-cell table:formula="of:=&quot;insert into ir_vc_box values(&quot; &amp;ROW()-1&amp; &quot;,'&quot; &amp; [.B31] &amp; &quot;',&quot; &amp; [.S31] &amp; &quot;);&quot;" office:value-type="string" office:string-value="insert into ir_vc_box values(30,'Cavan',st_setsrid(st_makebox2d(st_makepoint(180000,270000),st_makepoint(300000,350000)),29902));" calcext:value-type="string">
            <text:p>insert into ir_vc_box values(30,'Cavan',st_setsrid(st_makebox2d(st_makepoint(180000,270000),st_makepoint(300000,350000)),29902));</text:p>
          </table:table-cell>
        </table:table-row>
        <table:table-row table:style-name="ro1">
          <table:table-cell office:value-type="string" calcext:value-type="string">
            <text:p>H31</text:p>
          </table:table-cell>
          <table:table-cell office:value-type="string" calcext:value-type="string">
            <text:p>Louth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420000" calcext:value-type="float">
            <text:p>42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260000" calcext:value-type="float">
            <text:p>260000</text:p>
          </table:table-cell>
          <table:table-cell table:formula="of:=[.H32]+[.N32]" office:value-type="float" office:value="340000" calcext:value-type="float">
            <text:p>340000</text:p>
          </table:table-cell>
          <table:table-cell table:formula="of:=[.I32]+[.O32]" office:value-type="float" office:value="330000" calcext:value-type="float">
            <text:p>330000</text:p>
          </table:table-cell>
          <table:table-cell office:value-type="string" calcext:value-type="string">
            <text:p>N7060</text:p>
          </table:table-cell>
          <table:table-cell office:value-type="string" calcext:value-type="string">
            <text:p>J4030</text:p>
          </table:table-cell>
          <table:table-cell table:formula="of:=[.F32]-[.D32]" office:value-type="float" office:value="70000" calcext:value-type="float">
            <text:p>70000</text:p>
          </table:table-cell>
          <table:table-cell table:formula="of:=[.G32]-[.E32]" office:value-type="float" office:value="70000" calcext:value-type="float">
            <text:p>70000</text:p>
          </table:table-cell>
          <table:table-cell table:formula="of:=[.N32]*1000/250000" office:value-type="float" office:value="280" calcext:value-type="float">
            <text:p>280</text:p>
          </table:table-cell>
          <table:table-cell table:formula="of:=[.O32]*1000/250000" office:value-type="float" office:value="280" calcext:value-type="float">
            <text:p>280</text:p>
          </table:table-cell>
          <table:table-cell/>
          <table:table-cell table:formula="of:=&quot;st_setsrid(st_makebox2d(st_makepoint(&quot;&amp; [.H32] &amp; &quot;,&quot; &amp; [.I32] &amp; &quot;),st_makepoint(&quot; &amp; [.J32]&amp; &quot;,&quot; &amp; [.K32] &amp;&quot;)),29902)&quot;" office:value-type="string" office:string-value="st_setsrid(st_makebox2d(st_makepoint(270000,260000),st_makepoint(340000,330000)),29902)" calcext:value-type="string">
            <text:p>st_setsrid(st_makebox2d(st_makepoint(270000,260000),st_makepoint(340000,330000)),29902)</text:p>
          </table:table-cell>
          <table:table-cell/>
          <table:table-cell table:formula="of:=&quot;insert into ir_vc_box values(&quot; &amp;ROW()-1&amp; &quot;,'&quot; &amp; [.B32] &amp; &quot;',&quot; &amp; [.S32] &amp; &quot;);&quot;" office:value-type="string" office:string-value="insert into ir_vc_box values(31,'Louth',st_setsrid(st_makebox2d(st_makepoint(270000,260000),st_makepoint(340000,330000)),29902));" calcext:value-type="string">
            <text:p>insert into ir_vc_box values(31,'Louth',st_setsrid(st_makebox2d(st_makepoint(270000,260000),st_makepoint(340000,330000)),29902));</text:p>
          </table:table-cell>
        </table:table-row>
        <table:table-row table:style-name="ro1">
          <table:table-cell office:value-type="string" calcext:value-type="string">
            <text:p>H32</text:p>
          </table:table-cell>
          <table:table-cell office:value-type="string" calcext:value-type="string">
            <text:p>Monaghan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440000" calcext:value-type="float">
            <text:p>44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530000" calcext:value-type="float">
            <text:p>530000</text:p>
          </table:table-cell>
          <table:table-cell office:value-type="float" office:value="230000" calcext:value-type="float">
            <text:p>230000</text:p>
          </table:table-cell>
          <table:table-cell office:value-type="float" office:value="280000" calcext:value-type="float">
            <text:p>280000</text:p>
          </table:table-cell>
          <table:table-cell table:formula="of:=[.H33]+[.N33]" office:value-type="float" office:value="310000" calcext:value-type="float">
            <text:p>310000</text:p>
          </table:table-cell>
          <table:table-cell table:formula="of:=[.I33]+[.O33]" office:value-type="float" office:value="370000" calcext:value-type="float">
            <text:p>370000</text:p>
          </table:table-cell>
          <table:table-cell office:value-type="string" calcext:value-type="string">
            <text:p>N3080</text:p>
          </table:table-cell>
          <table:table-cell office:value-type="string" calcext:value-type="string">
            <text:p>J1070</text:p>
          </table:table-cell>
          <table:table-cell table:formula="of:=[.F33]-[.D33]" office:value-type="float" office:value="80000" calcext:value-type="float">
            <text:p>80000</text:p>
          </table:table-cell>
          <table:table-cell table:formula="of:=[.G33]-[.E33]" office:value-type="float" office:value="90000" calcext:value-type="float">
            <text:p>90000</text:p>
          </table:table-cell>
          <table:table-cell table:formula="of:=[.N33]*1000/250000" office:value-type="float" office:value="320" calcext:value-type="float">
            <text:p>320</text:p>
          </table:table-cell>
          <table:table-cell table:formula="of:=[.O33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33] &amp; &quot;,&quot; &amp; [.I33] &amp; &quot;),st_makepoint(&quot; &amp; [.J33]&amp; &quot;,&quot; &amp; [.K33] &amp;&quot;)),29902)&quot;" office:value-type="string" office:string-value="st_setsrid(st_makebox2d(st_makepoint(230000,280000),st_makepoint(310000,370000)),29902)" calcext:value-type="string">
            <text:p>st_setsrid(st_makebox2d(st_makepoint(230000,280000),st_makepoint(310000,370000)),29902)</text:p>
          </table:table-cell>
          <table:table-cell/>
          <table:table-cell table:formula="of:=&quot;insert into ir_vc_box values(&quot; &amp;ROW()-1&amp; &quot;,'&quot; &amp; [.B33] &amp; &quot;',&quot; &amp; [.S33] &amp; &quot;);&quot;" office:value-type="string" office:string-value="insert into ir_vc_box values(32,'Monaghan',st_setsrid(st_makebox2d(st_makepoint(230000,280000),st_makepoint(310000,370000)),29902));" calcext:value-type="string">
            <text:p>insert into ir_vc_box values(32,'Monaghan',st_setsrid(st_makebox2d(st_makepoint(230000,280000),st_makepoint(310000,370000)),29902));</text:p>
          </table:table-cell>
        </table:table-row>
        <table:table-row table:style-name="ro1">
          <table:table-cell office:value-type="string" calcext:value-type="string">
            <text:p>H33</text:p>
          </table:table-cell>
          <table:table-cell office:value-type="string" calcext:value-type="string">
            <text:p>Fermanagh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70000" calcext:value-type="float">
            <text:p>47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310000" calcext:value-type="float">
            <text:p>310000</text:p>
          </table:table-cell>
          <table:table-cell table:formula="of:=[.H34]+[.N34]" office:value-type="float" office:value="260000" calcext:value-type="float">
            <text:p>260000</text:p>
          </table:table-cell>
          <table:table-cell table:formula="of:=[.I34]+[.O34]" office:value-type="float" office:value="380000" calcext:value-type="float">
            <text:p>380000</text:p>
          </table:table-cell>
          <table:table-cell office:value-type="string" calcext:value-type="string">
            <text:p>G8010</text:p>
          </table:table-cell>
          <table:table-cell office:value-type="string" calcext:value-type="string">
            <text:p>H6080</text:p>
          </table:table-cell>
          <table:table-cell table:formula="of:=[.F34]-[.D34]" office:value-type="float" office:value="80000" calcext:value-type="float">
            <text:p>80000</text:p>
          </table:table-cell>
          <table:table-cell table:formula="of:=[.G34]-[.E34]" office:value-type="float" office:value="70000" calcext:value-type="float">
            <text:p>70000</text:p>
          </table:table-cell>
          <table:table-cell table:formula="of:=[.N34]*1000/250000" office:value-type="float" office:value="320" calcext:value-type="float">
            <text:p>320</text:p>
          </table:table-cell>
          <table:table-cell table:formula="of:=[.O34]*1000/250000" office:value-type="float" office:value="280" calcext:value-type="float">
            <text:p>280</text:p>
          </table:table-cell>
          <table:table-cell/>
          <table:table-cell table:formula="of:=&quot;st_setsrid(st_makebox2d(st_makepoint(&quot;&amp; [.H34] &amp; &quot;,&quot; &amp; [.I34] &amp; &quot;),st_makepoint(&quot; &amp; [.J34]&amp; &quot;,&quot; &amp; [.K34] &amp;&quot;)),29902)&quot;" office:value-type="string" office:string-value="st_setsrid(st_makebox2d(st_makepoint(180000,310000),st_makepoint(260000,380000)),29902)" calcext:value-type="string">
            <text:p>st_setsrid(st_makebox2d(st_makepoint(180000,310000),st_makepoint(260000,380000)),29902)</text:p>
          </table:table-cell>
          <table:table-cell/>
          <table:table-cell table:formula="of:=&quot;insert into ir_vc_box values(&quot; &amp;ROW()-1&amp; &quot;,'&quot; &amp; [.B34] &amp; &quot;',&quot; &amp; [.S34] &amp; &quot;);&quot;" office:value-type="string" office:string-value="insert into ir_vc_box values(33,'Fermanagh',st_setsrid(st_makebox2d(st_makepoint(180000,310000),st_makepoint(260000,380000)),29902));" calcext:value-type="string">
            <text:p>insert into ir_vc_box values(33,'Fermanagh',st_setsrid(st_makebox2d(st_makepoint(180000,310000),st_makepoint(260000,380000)),29902));</text:p>
          </table:table-cell>
        </table:table-row>
        <table:table-row table:style-name="ro1">
          <table:table-cell office:value-type="string" calcext:value-type="string">
            <text:p>H34</text:p>
          </table:table-cell>
          <table:table-cell office:value-type="string" calcext:value-type="string">
            <text:p>East Donegal</text:p>
          </table:table-cell>
          <table:table-cell/>
          <table:table-cell office:value-type="float" office:value="-20000" calcext:value-type="float">
            <text:p>-2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160000" calcext:value-type="float">
            <text:p>160000</text:p>
          </table:table-cell>
          <table:table-cell office:value-type="float" office:value="340000" calcext:value-type="float">
            <text:p>340000</text:p>
          </table:table-cell>
          <table:table-cell table:formula="of:=[.H35]+[.N35]" office:value-type="float" office:value="280000" calcext:value-type="float">
            <text:p>280000</text:p>
          </table:table-cell>
          <table:table-cell table:formula="of:=[.I35]+[.O35]" office:value-type="float" office:value="470000" calcext:value-type="float">
            <text:p>470000</text:p>
          </table:table-cell>
          <table:table-cell office:value-type="string" calcext:value-type="string">
            <text:p>G6040</text:p>
          </table:table-cell>
          <table:table-cell office:value-type="string" calcext:value-type="string">
            <text:p>C8070</text:p>
          </table:table-cell>
          <table:table-cell table:formula="of:=[.F35]-[.D35]" office:value-type="float" office:value="120000" calcext:value-type="float">
            <text:p>120000</text:p>
          </table:table-cell>
          <table:table-cell table:formula="of:=[.G35]-[.E35]" office:value-type="float" office:value="130000" calcext:value-type="float">
            <text:p>130000</text:p>
          </table:table-cell>
          <table:table-cell table:formula="of:=[.N35]*1000/250000" office:value-type="float" office:value="480" calcext:value-type="float">
            <text:p>480</text:p>
          </table:table-cell>
          <table:table-cell table:formula="of:=[.O35]*1000/250000" office:value-type="float" office:value="520" calcext:value-type="float">
            <text:p>520</text:p>
          </table:table-cell>
          <table:table-cell/>
          <table:table-cell table:formula="of:=&quot;st_setsrid(st_makebox2d(st_makepoint(&quot;&amp; [.H35] &amp; &quot;,&quot; &amp; [.I35] &amp; &quot;),st_makepoint(&quot; &amp; [.J35]&amp; &quot;,&quot; &amp; [.K35] &amp;&quot;)),29902)&quot;" office:value-type="string" office:string-value="st_setsrid(st_makebox2d(st_makepoint(160000,340000),st_makepoint(280000,470000)),29902)" calcext:value-type="string">
            <text:p>st_setsrid(st_makebox2d(st_makepoint(160000,340000),st_makepoint(280000,470000)),29902)</text:p>
          </table:table-cell>
          <table:table-cell/>
          <table:table-cell table:formula="of:=&quot;insert into ir_vc_box values(&quot; &amp;ROW()-1&amp; &quot;,'&quot; &amp; [.B35] &amp; &quot;',&quot; &amp; [.S35] &amp; &quot;);&quot;" office:value-type="string" office:string-value="insert into ir_vc_box values(34,'East Donegal',st_setsrid(st_makebox2d(st_makepoint(160000,340000),st_makepoint(280000,470000)),29902));" calcext:value-type="string">
            <text:p>insert into ir_vc_box values(34,'East Donegal',st_setsrid(st_makebox2d(st_makepoint(160000,340000),st_makepoint(280000,470000)),29902));</text:p>
          </table:table-cell>
        </table:table-row>
        <table:table-row table:style-name="ro1">
          <table:table-cell office:value-type="string" calcext:value-type="string">
            <text:p>H35</text:p>
          </table:table-cell>
          <table:table-cell office:value-type="string" calcext:value-type="string">
            <text:p>West Donegal</text:p>
          </table:table-cell>
          <table:table-cell/>
          <table:table-cell office:value-type="float" office:value="-50000" calcext:value-type="float">
            <text:p>-50000</text:p>
          </table:table-cell>
          <table:table-cell office:value-type="float" office:value="510000" calcext:value-type="float">
            <text:p>51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620000" calcext:value-type="float">
            <text:p>62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350000" calcext:value-type="float">
            <text:p>350000</text:p>
          </table:table-cell>
          <table:table-cell table:formula="of:=[.H36]+[.N36]" office:value-type="float" office:value="250000" calcext:value-type="float">
            <text:p>250000</text:p>
          </table:table-cell>
          <table:table-cell table:formula="of:=[.I36]+[.O36]" office:value-type="float" office:value="460000" calcext:value-type="float">
            <text:p>460000</text:p>
          </table:table-cell>
          <table:table-cell office:value-type="string" calcext:value-type="string">
            <text:p>G3050</text:p>
          </table:table-cell>
          <table:table-cell office:value-type="string" calcext:value-type="string">
            <text:p>C5050</text:p>
          </table:table-cell>
          <table:table-cell table:formula="of:=[.F36]-[.D36]" office:value-type="float" office:value="120000" calcext:value-type="float">
            <text:p>120000</text:p>
          </table:table-cell>
          <table:table-cell table:formula="of:=[.G36]-[.E36]" office:value-type="float" office:value="110000" calcext:value-type="float">
            <text:p>110000</text:p>
          </table:table-cell>
          <table:table-cell table:formula="of:=[.N36]*1000/250000" office:value-type="float" office:value="480" calcext:value-type="float">
            <text:p>480</text:p>
          </table:table-cell>
          <table:table-cell table:formula="of:=[.O36]*1000/250000" office:value-type="float" office:value="440" calcext:value-type="float">
            <text:p>440</text:p>
          </table:table-cell>
          <table:table-cell/>
          <table:table-cell table:formula="of:=&quot;st_setsrid(st_makebox2d(st_makepoint(&quot;&amp; [.H36] &amp; &quot;,&quot; &amp; [.I36] &amp; &quot;),st_makepoint(&quot; &amp; [.J36]&amp; &quot;,&quot; &amp; [.K36] &amp;&quot;)),29902)&quot;" office:value-type="string" office:string-value="st_setsrid(st_makebox2d(st_makepoint(130000,350000),st_makepoint(250000,460000)),29902)" calcext:value-type="string">
            <text:p>st_setsrid(st_makebox2d(st_makepoint(130000,350000),st_makepoint(250000,460000)),29902)</text:p>
          </table:table-cell>
          <table:table-cell/>
          <table:table-cell table:formula="of:=&quot;insert into ir_vc_box values(&quot; &amp;ROW()-1&amp; &quot;,'&quot; &amp; [.B36] &amp; &quot;',&quot; &amp; [.S36] &amp; &quot;);&quot;" office:value-type="string" office:string-value="insert into ir_vc_box values(35,'West Donegal',st_setsrid(st_makebox2d(st_makepoint(130000,350000),st_makepoint(250000,460000)),29902));" calcext:value-type="string">
            <text:p>insert into ir_vc_box values(35,'West Donegal',st_setsrid(st_makebox2d(st_makepoint(130000,350000),st_makepoint(250000,460000)),29902));</text:p>
          </table:table-cell>
        </table:table-row>
        <table:table-row table:style-name="ro1">
          <table:table-cell office:value-type="string" calcext:value-type="string">
            <text:p>H36</text:p>
          </table:table-cell>
          <table:table-cell office:value-type="string" calcext:value-type="string">
            <text:p>Tyrone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490000" calcext:value-type="float">
            <text:p>490000</text:p>
          </table:table-cell>
          <table:table-cell office:value-type="float" office:value="140000" calcext:value-type="float">
            <text:p>140000</text:p>
          </table:table-cell>
          <table:table-cell office:value-type="float" office:value="590000" calcext:value-type="float">
            <text:p>590000</text:p>
          </table:table-cell>
          <table:table-cell office:value-type="float" office:value="190000" calcext:value-type="float">
            <text:p>190000</text:p>
          </table:table-cell>
          <table:table-cell office:value-type="float" office:value="330000" calcext:value-type="float">
            <text:p>330000</text:p>
          </table:table-cell>
          <table:table-cell table:formula="of:=[.H37]+[.N37]" office:value-type="float" office:value="320000" calcext:value-type="float">
            <text:p>320000</text:p>
          </table:table-cell>
          <table:table-cell table:formula="of:=[.I37]+[.O37]" office:value-type="float" office:value="430000" calcext:value-type="float">
            <text:p>430000</text:p>
          </table:table-cell>
          <table:table-cell office:value-type="string" calcext:value-type="string">
            <text:p>G9030</text:p>
          </table:table-cell>
          <table:table-cell office:value-type="string" calcext:value-type="string">
            <text:p>D2030</text:p>
          </table:table-cell>
          <table:table-cell table:formula="of:=[.F37]-[.D37]" office:value-type="float" office:value="130000" calcext:value-type="float">
            <text:p>130000</text:p>
          </table:table-cell>
          <table:table-cell table:formula="of:=[.G37]-[.E37]" office:value-type="float" office:value="100000" calcext:value-type="float">
            <text:p>100000</text:p>
          </table:table-cell>
          <table:table-cell table:formula="of:=[.N37]*1000/250000" office:value-type="float" office:value="520" calcext:value-type="float">
            <text:p>520</text:p>
          </table:table-cell>
          <table:table-cell table:formula="of:=[.O37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37] &amp; &quot;,&quot; &amp; [.I37] &amp; &quot;),st_makepoint(&quot; &amp; [.J37]&amp; &quot;,&quot; &amp; [.K37] &amp;&quot;)),29902)&quot;" office:value-type="string" office:string-value="st_setsrid(st_makebox2d(st_makepoint(190000,330000),st_makepoint(320000,430000)),29902)" calcext:value-type="string">
            <text:p>st_setsrid(st_makebox2d(st_makepoint(190000,330000),st_makepoint(320000,430000)),29902)</text:p>
          </table:table-cell>
          <table:table-cell/>
          <table:table-cell table:formula="of:=&quot;insert into ir_vc_box values(&quot; &amp;ROW()-1&amp; &quot;,'&quot; &amp; [.B37] &amp; &quot;',&quot; &amp; [.S37] &amp; &quot;);&quot;" office:value-type="string" office:string-value="insert into ir_vc_box values(36,'Tyrone',st_setsrid(st_makebox2d(st_makepoint(190000,330000),st_makepoint(320000,430000)),29902));" calcext:value-type="string">
            <text:p>insert into ir_vc_box values(36,'Tyrone',st_setsrid(st_makebox2d(st_makepoint(190000,330000),st_makepoint(320000,430000)),29902));</text:p>
          </table:table-cell>
        </table:table-row>
        <table:table-row table:style-name="ro1">
          <table:table-cell office:value-type="string" calcext:value-type="string">
            <text:p>H37</text:p>
          </table:table-cell>
          <table:table-cell office:value-type="string" calcext:value-type="string">
            <text:p>Armagh</text:p>
          </table:table-cell>
          <table:table-cell/>
          <table:table-cell office:value-type="float" office:value="80000" calcext:value-type="float">
            <text:p>8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150000" calcext:value-type="float">
            <text:p>150000</text:p>
          </table:table-cell>
          <table:table-cell office:value-type="float" office:value="540000" calcext:value-type="float">
            <text:p>540000</text:p>
          </table:table-cell>
          <table:table-cell office:value-type="float" office:value="260000" calcext:value-type="float">
            <text:p>260000</text:p>
          </table:table-cell>
          <table:table-cell office:value-type="float" office:value="300000" calcext:value-type="float">
            <text:p>300000</text:p>
          </table:table-cell>
          <table:table-cell table:formula="of:=[.H38]+[.N38]" office:value-type="float" office:value="330000" calcext:value-type="float">
            <text:p>330000</text:p>
          </table:table-cell>
          <table:table-cell table:formula="of:=[.I38]+[.O38]" office:value-type="float" office:value="380000" calcext:value-type="float">
            <text:p>380000</text:p>
          </table:table-cell>
          <table:table-cell office:value-type="string" calcext:value-type="string">
            <text:p>H6000</text:p>
          </table:table-cell>
          <table:table-cell office:value-type="string" calcext:value-type="string">
            <text:p>J3080</text:p>
          </table:table-cell>
          <table:table-cell table:formula="of:=[.F38]-[.D38]" office:value-type="float" office:value="70000" calcext:value-type="float">
            <text:p>70000</text:p>
          </table:table-cell>
          <table:table-cell table:formula="of:=[.G38]-[.E38]" office:value-type="float" office:value="80000" calcext:value-type="float">
            <text:p>80000</text:p>
          </table:table-cell>
          <table:table-cell table:formula="of:=[.N38]*1000/250000" office:value-type="float" office:value="280" calcext:value-type="float">
            <text:p>280</text:p>
          </table:table-cell>
          <table:table-cell table:formula="of:=[.O38]*1000/250000" office:value-type="float" office:value="320" calcext:value-type="float">
            <text:p>320</text:p>
          </table:table-cell>
          <table:table-cell/>
          <table:table-cell table:formula="of:=&quot;st_setsrid(st_makebox2d(st_makepoint(&quot;&amp; [.H38] &amp; &quot;,&quot; &amp; [.I38] &amp; &quot;),st_makepoint(&quot; &amp; [.J38]&amp; &quot;,&quot; &amp; [.K38] &amp;&quot;)),29902)&quot;" office:value-type="string" office:string-value="st_setsrid(st_makebox2d(st_makepoint(260000,300000),st_makepoint(330000,380000)),29902)" calcext:value-type="string">
            <text:p>st_setsrid(st_makebox2d(st_makepoint(260000,300000),st_makepoint(330000,380000)),29902)</text:p>
          </table:table-cell>
          <table:table-cell/>
          <table:table-cell table:formula="of:=&quot;insert into ir_vc_box values(&quot; &amp;ROW()-1&amp; &quot;,'&quot; &amp; [.B38] &amp; &quot;',&quot; &amp; [.S38] &amp; &quot;);&quot;" office:value-type="string" office:string-value="insert into ir_vc_box values(37,'Armagh',st_setsrid(st_makebox2d(st_makepoint(260000,300000),st_makepoint(330000,380000)),29902));" calcext:value-type="string">
            <text:p>insert into ir_vc_box values(37,'Armagh',st_setsrid(st_makebox2d(st_makepoint(260000,300000),st_makepoint(330000,380000)),29902));</text:p>
          </table:table-cell>
        </table:table-row>
        <table:table-row table:style-name="ro1">
          <table:table-cell office:value-type="string" calcext:value-type="string">
            <text:p>H38</text:p>
          </table:table-cell>
          <table:table-cell office:value-type="string" calcext:value-type="string">
            <text:p>Down</text:p>
          </table:table-cell>
          <table:table-cell/>
          <table:table-cell office:value-type="float" office:value="110000" calcext:value-type="float">
            <text:p>110000</text:p>
          </table:table-cell>
          <table:table-cell office:value-type="float" office:value="460000" calcext:value-type="float">
            <text:p>46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560000" calcext:value-type="float">
            <text:p>560000</text:p>
          </table:table-cell>
          <table:table-cell office:value-type="float" office:value="290000" calcext:value-type="float">
            <text:p>290000</text:p>
          </table:table-cell>
          <table:table-cell office:value-type="float" office:value="300000" calcext:value-type="float">
            <text:p>300000</text:p>
          </table:table-cell>
          <table:table-cell table:formula="of:=[.H39]+[.N39]" office:value-type="float" office:value="380000" calcext:value-type="float">
            <text:p>380000</text:p>
          </table:table-cell>
          <table:table-cell table:formula="of:=[.I39]+[.O39]" office:value-type="float" office:value="400000" calcext:value-type="float">
            <text:p>400000</text:p>
          </table:table-cell>
          <table:table-cell office:value-type="string" calcext:value-type="string">
            <text:p>H9000</text:p>
          </table:table-cell>
          <table:table-cell office:value-type="string" calcext:value-type="string">
            <text:p>D8000</text:p>
          </table:table-cell>
          <table:table-cell table:formula="of:=[.F39]-[.D39]" office:value-type="float" office:value="90000" calcext:value-type="float">
            <text:p>90000</text:p>
          </table:table-cell>
          <table:table-cell table:formula="of:=[.G39]-[.E39]" office:value-type="float" office:value="100000" calcext:value-type="float">
            <text:p>100000</text:p>
          </table:table-cell>
          <table:table-cell table:formula="of:=[.N39]*1000/250000" office:value-type="float" office:value="360" calcext:value-type="float">
            <text:p>360</text:p>
          </table:table-cell>
          <table:table-cell table:formula="of:=[.O39]*1000/250000" office:value-type="float" office:value="400" calcext:value-type="float">
            <text:p>400</text:p>
          </table:table-cell>
          <table:table-cell/>
          <table:table-cell table:formula="of:=&quot;st_setsrid(st_makebox2d(st_makepoint(&quot;&amp; [.H39] &amp; &quot;,&quot; &amp; [.I39] &amp; &quot;),st_makepoint(&quot; &amp; [.J39]&amp; &quot;,&quot; &amp; [.K39] &amp;&quot;)),29902)&quot;" office:value-type="string" office:string-value="st_setsrid(st_makebox2d(st_makepoint(290000,300000),st_makepoint(380000,400000)),29902)" calcext:value-type="string">
            <text:p>st_setsrid(st_makebox2d(st_makepoint(290000,300000),st_makepoint(380000,400000)),29902)</text:p>
          </table:table-cell>
          <table:table-cell/>
          <table:table-cell table:formula="of:=&quot;insert into ir_vc_box values(&quot; &amp;ROW()-1&amp; &quot;,'&quot; &amp; [.B39] &amp; &quot;',&quot; &amp; [.S39] &amp; &quot;);&quot;" office:value-type="string" office:string-value="insert into ir_vc_box values(38,'Down',st_setsrid(st_makebox2d(st_makepoint(290000,300000),st_makepoint(380000,400000)),29902));" calcext:value-type="string">
            <text:p>insert into ir_vc_box values(38,'Down',st_setsrid(st_makebox2d(st_makepoint(290000,300000),st_makepoint(380000,400000)),29902));</text:p>
          </table:table-cell>
        </table:table-row>
        <table:table-row table:style-name="ro1">
          <table:table-cell office:value-type="string" calcext:value-type="string">
            <text:p>H39</text:p>
          </table:table-cell>
          <table:table-cell office:value-type="string" calcext:value-type="string">
            <text:p>Antrim</text:p>
          </table:table-cell>
          <table:table-cell/>
          <table:table-cell office:value-type="float" office:value="90000" calcext:value-type="float">
            <text:p>9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180000" calcext:value-type="float">
            <text:p>180000</text:p>
          </table:table-cell>
          <table:table-cell office:value-type="float" office:value="630000" calcext:value-type="float">
            <text:p>630000</text:p>
          </table:table-cell>
          <table:table-cell office:value-type="float" office:value="270000" calcext:value-type="float">
            <text:p>270000</text:p>
          </table:table-cell>
          <table:table-cell office:value-type="float" office:value="340000" calcext:value-type="float">
            <text:p>340000</text:p>
          </table:table-cell>
          <table:table-cell table:formula="of:=[.H40]+[.N40]" office:value-type="float" office:value="360000" calcext:value-type="float">
            <text:p>360000</text:p>
          </table:table-cell>
          <table:table-cell table:formula="of:=[.I40]+[.O40]" office:value-type="float" office:value="470000" calcext:value-type="float">
            <text:p>470000</text:p>
          </table:table-cell>
          <table:table-cell office:value-type="string" calcext:value-type="string">
            <text:p>H7040</text:p>
          </table:table-cell>
          <table:table-cell office:value-type="string" calcext:value-type="string">
            <text:p>D6070</text:p>
          </table:table-cell>
          <table:table-cell table:formula="of:=[.F40]-[.D40]" office:value-type="float" office:value="90000" calcext:value-type="float">
            <text:p>90000</text:p>
          </table:table-cell>
          <table:table-cell table:formula="of:=[.G40]-[.E40]" office:value-type="float" office:value="130000" calcext:value-type="float">
            <text:p>130000</text:p>
          </table:table-cell>
          <table:table-cell table:formula="of:=[.N40]*1000/250000" office:value-type="float" office:value="360" calcext:value-type="float">
            <text:p>360</text:p>
          </table:table-cell>
          <table:table-cell table:formula="of:=[.O40]*1000/250000" office:value-type="float" office:value="520" calcext:value-type="float">
            <text:p>520</text:p>
          </table:table-cell>
          <table:table-cell/>
          <table:table-cell table:formula="of:=&quot;st_setsrid(st_makebox2d(st_makepoint(&quot;&amp; [.H40] &amp; &quot;,&quot; &amp; [.I40] &amp; &quot;),st_makepoint(&quot; &amp; [.J40]&amp; &quot;,&quot; &amp; [.K40] &amp;&quot;)),29902)&quot;" office:value-type="string" office:string-value="st_setsrid(st_makebox2d(st_makepoint(270000,340000),st_makepoint(360000,470000)),29902)" calcext:value-type="string">
            <text:p>st_setsrid(st_makebox2d(st_makepoint(270000,340000),st_makepoint(360000,470000)),29902)</text:p>
          </table:table-cell>
          <table:table-cell/>
          <table:table-cell table:formula="of:=&quot;insert into ir_vc_box values(&quot; &amp;ROW()-1&amp; &quot;,'&quot; &amp; [.B40] &amp; &quot;',&quot; &amp; [.S40] &amp; &quot;);&quot;" office:value-type="string" office:string-value="insert into ir_vc_box values(39,'Antrim',st_setsrid(st_makebox2d(st_makepoint(270000,340000),st_makepoint(360000,470000)),29902));" calcext:value-type="string">
            <text:p>insert into ir_vc_box values(39,'Antrim',st_setsrid(st_makebox2d(st_makepoint(270000,340000),st_makepoint(360000,470000)),29902));</text:p>
          </table:table-cell>
        </table:table-row>
        <table:table-row table:style-name="ro1">
          <table:table-cell office:value-type="string" calcext:value-type="string">
            <text:p>H40</text:p>
          </table:table-cell>
          <table:table-cell office:value-type="string" calcext:value-type="string">
            <text:p>Londonderry/Derry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float" office:value="520000" calcext:value-type="float">
            <text:p>520000</text:p>
          </table:table-cell>
          <table:table-cell office:value-type="float" office:value="130000" calcext:value-type="float">
            <text:p>130000</text:p>
          </table:table-cell>
          <table:table-cell office:value-type="float" office:value="610000" calcext:value-type="float">
            <text:p>610000</text:p>
          </table:table-cell>
          <table:table-cell office:value-type="float" office:value="220000" calcext:value-type="float">
            <text:p>220000</text:p>
          </table:table-cell>
          <table:table-cell office:value-type="float" office:value="360000" calcext:value-type="float">
            <text:p>360000</text:p>
          </table:table-cell>
          <table:table-cell table:formula="of:=[.H41]+[.N41]" office:value-type="float" office:value="310000" calcext:value-type="float">
            <text:p>310000</text:p>
          </table:table-cell>
          <table:table-cell table:formula="of:=[.I41]+[.O41]" office:value-type="float" office:value="450000" calcext:value-type="float">
            <text:p>450000</text:p>
          </table:table-cell>
          <table:table-cell office:value-type="string" calcext:value-type="string">
            <text:p>H2060</text:p>
          </table:table-cell>
          <table:table-cell office:value-type="string" calcext:value-type="string">
            <text:p>D1050</text:p>
          </table:table-cell>
          <table:table-cell table:formula="of:=[.F41]-[.D41]" office:value-type="float" office:value="90000" calcext:value-type="float">
            <text:p>90000</text:p>
          </table:table-cell>
          <table:table-cell table:formula="of:=[.G41]-[.E41]" office:value-type="float" office:value="90000" calcext:value-type="float">
            <text:p>90000</text:p>
          </table:table-cell>
          <table:table-cell table:formula="of:=[.N41]*1000/250000" office:value-type="float" office:value="360" calcext:value-type="float">
            <text:p>360</text:p>
          </table:table-cell>
          <table:table-cell table:formula="of:=[.O41]*1000/250000" office:value-type="float" office:value="360" calcext:value-type="float">
            <text:p>360</text:p>
          </table:table-cell>
          <table:table-cell/>
          <table:table-cell table:formula="of:=&quot;st_setsrid(st_makebox2d(st_makepoint(&quot;&amp; [.H41] &amp; &quot;,&quot; &amp; [.I41] &amp; &quot;),st_makepoint(&quot; &amp; [.J41]&amp; &quot;,&quot; &amp; [.K41] &amp;&quot;)),29902)&quot;" office:value-type="string" office:string-value="st_setsrid(st_makebox2d(st_makepoint(220000,360000),st_makepoint(310000,450000)),29902)" calcext:value-type="string">
            <text:p>st_setsrid(st_makebox2d(st_makepoint(220000,360000),st_makepoint(310000,450000)),29902)</text:p>
          </table:table-cell>
          <table:table-cell/>
          <table:table-cell table:formula="of:=&quot;insert into ir_vc_box values(&quot; &amp;ROW()-1&amp; &quot;,'&quot; &amp; [.B41] &amp; &quot;',&quot; &amp; [.S41] &amp; &quot;);&quot;" office:value-type="string" office:string-value="insert into ir_vc_box values(40,'Londonderry/Derry',st_setsrid(st_makebox2d(st_makepoint(220000,360000),st_makepoint(310000,450000)),29902));" calcext:value-type="string">
            <text:p>insert into ir_vc_box values(40,'Londonderry/Derry',st_setsrid(st_makebox2d(st_makepoint(220000,360000),st_makepoint(310000,450000)),29902));</text:p>
          </table:table-cell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16"/>
          <table:table-cell table:style-name="Default"/>
          <table:table-cell table:number-columns-repeated="2"/>
        </table:table-row>
      </table:table>
      <table:table table:name="Sheet2" table:style-name="ta1">
        <table:table-column table:style-name="co1" table:default-cell-style-name="ce2"/>
        <table:table-row table:style-name="ro1">
          <table:table-cell office:value-type="string" calcext:value-type="string">
            <text:p>©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/>
    <style:font-face style:name="Segoe UI" svg:font-family="'Segoe UI'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1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4T14:41:51.596000000</meta:creation-date>
    <dc:date>2017-11-24T21:53:30.647000000</dc:date>
    <meta:editing-duration>PT4H46M35S</meta:editing-duration>
    <meta:editing-cycles>17</meta:editing-cycles>
    <meta:generator>LibreOffice/5.4.3.2$Windows_X86_64 LibreOffice_project/92a7159f7e4af62137622921e809f8546db437e5</meta:generator>
    <meta:document-statistic meta:table-count="2" meta:cell-count="740" meta:object-count="0"/>
  </office:meta>
</office:document-meta>
</file>